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96612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Courier New" style:font-name-asian="Courier New" style:font-name-complex="Courier New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3f55bf"/>
    </style:style>
    <style:style style:name="T7" style:family="text">
      <style:text-properties fo:color="#7f9fbf" fo:font-weight="bold" style:font-weight-asian="bold" style:font-weight-complex="bold"/>
    </style:style>
    <style:style style:name="T8" style:family="text">
      <style:text-properties fo:color="#0000c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896612"/>
    </style:style>
    <style:style style:name="T11" style:family="text">
      <style:text-properties fo:color="#896612" style:font-name-asian="Courier New" style:font-name-complex="Courier New"/>
    </style:style>
    <style:style style:name="T12" style:family="text">
      <style:text-properties fo:color="#808080"/>
    </style:style>
    <style:style style:name="T13" style:family="text">
      <style:text-properties fo:color="#008080"/>
    </style:style>
    <style:style style:name="T14" style:family="text">
      <style:text-properties fo:color="#3f7f7f"/>
    </style:style>
    <style:style style:name="T15" style:family="text">
      <style:text-properties fo:color="#7f007f"/>
    </style:style>
    <style:style style:name="T16" style:family="text">
      <style:text-properties fo:color="#2a00ff" fo:font-style="italic" style:font-style-asian="italic" style:font-style-complex="italic"/>
    </style:style>
    <style:style style:name="T17" style:family="text">
      <style:text-properties fo:color="#008282"/>
    </style:style>
    <style:style style:name="T18" style:family="text">
      <style:text-properties fo:color="#00ae00"/>
    </style:style>
    <style:style style:name="T19" style:family="text">
      <style:text-properties fo:color="#00ae00" fo:font-weight="bold" style:font-weight-asian="bold" style:font-weight-complex="bold"/>
    </style:style>
    <style:style style:name="T20" style:family="text">
      <style:text-properties fo:color="#00ae00" style:font-name="Courier New" style:font-name-asian="Courier New" style:font-name-complex="Courier New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ff0000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557f5f"/>
    </style:style>
    <style:style style:name="T26" style:family="text">
      <style:text-properties fo:color="#ff950e"/>
    </style:style>
    <style:style style:name="T27" style:family="text">
      <style:text-properties fo:color="#ff950e"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yświetlanie strony z listą prac danej kategorii:</text:p>
      <text:p text:style-name="P1"/>
      <text:p text:style-name="P1">Dodajemy routing:</text:p>
      <text:p text:style-name="P1"/>
      <text:p text:style-name="P2"># src/Ens/JobeetBundle/Resources/config/routing.yml</text:p>
      <text:p text:style-name="P4">ens_jobeet_job:</text:p>
      <text:p text:style-name="P4"><text:s text:c="4"/>resource: "@EnsJobeetBundle/Resources/config/routing/job.yml"</text:p>
      <text:p text:style-name="P4"><text:s text:c="4"/>prefix: /job</text:p>
      <text:p text:style-name="P4"/>
      <text:p text:style-name="P4">ens_jobeet_homepage:</text:p>
      <text:p text:style-name="P4"><text:s text:c="4"/>pattern: <text:s/>/</text:p>
      <text:p text:style-name="P4"><text:s text:c="4"/>defaults: { _controller: EnsJobeetBundle:Job:index }</text:p>
      <text:p text:style-name="P4"><text:s text:c="4"/></text:p>
      <text:p text:style-name="P6">ens_jobeet_category:</text:p>
      <text:p text:style-name="P6"><text:s text:c="4"/>pattern: <text:s/>/category/{slug}</text:p>
      <text:p text:style-name="P6"><text:s text:c="4"/>defaults: { _controller: EnsJobeetBundle:Category:show }</text:p>
      <text:p text:style-name="P1"/>
      <text:p text:style-name="P1"/>
      <text:p text:style-name="P1"/>
      <text:p text:style-name="P1">2. Dodajemy metodę <text:span text:style-name="T4">getSlug()</text:span></text:p>
      <text:p text:style-name="P1"/>
      <text:p text:style-name="P1">// src/Ens/JobeetBundle/Entity/Category.php</text:p>
      <text:p text:style-name="P3">&lt;?php</text:p>
      <text:p text:style-name="P4"/>
      <text:p text:style-name="P10">namespace Ens\JobeetBundle\Entity;</text:p>
      <text:p text:style-name="P4"/>
      <text:p text:style-name="P4"><text:span text:style-name="T1">use </text:span><text:span text:style-name="T3">Doctrine\ORM\Mapping </text:span><text:span text:style-name="T1">as </text:span><text:span text:style-name="T3">ORM;</text:span></text:p>
      <text:p text:style-name="P4"/>
      <text:p text:style-name="P6"><text:span text:style-name="T9">use </text:span>Ens\JobeetBundle\Utils\Jobeet;</text:p>
      <text:p text:style-name="P4"/>
      <text:p text:style-name="P14">/**</text:p>
      <text:p text:style-name="P14"><text:s/>* Category</text:p>
      <text:p text:style-name="P14"><text:s/>*/</text:p>
      <text:p text:style-name="P4"><text:span text:style-name="T1">class </text:span><text:span text:style-name="T3">Category</text:span></text:p>
      <text:p text:style-name="P10">{</text:p>
      <text:p text:style-name="P4"><text:span text:style-name="T3"><text:s/></text:span><text:span text:style-name="T6">...</text:span></text:p>
      <text:p text:style-name="P10"><text:s text:c="2"/></text:p>
      <text:p text:style-name="P6"><text:s text:c="2"/><text:span text:style-name="T9">public function </text:span>getSlug()</text:p>
      <text:p text:style-name="P6"><text:s text:c="2"/>{</text:p>
      <text:p text:style-name="P6"><text:s text:c="4"/><text:span text:style-name="T9">return </text:span>Jobeet::slugify($this-&gt;getName());</text:p>
      <text:p text:style-name="P6"><text:s text:c="2"/>}</text:p>
      <text:p text:style-name="P10"><text:s text:c="4"/></text:p>
      <text:p text:style-name="P10">}</text:p>
      <text:p text:style-name="P10"/>
      <text:p text:style-name="P12">3. Na stronie głównej dodajemy link do strony kategorii </text:p>
      <text:p text:style-name="P12"/>
      <text:p text:style-name="P15">{# src/Ens/JobeetBundle/Resources/views/Job/index.html.twig #}</text:p>
      <text:p text:style-name="P4"><text:span text:style-name="T10">{%</text:span><text:span text:style-name="T1"> extends </text:span><text:span text:style-name="T8">'EnsJobeetBundle::layout.html.twig'</text:span><text:span text:style-name="T1"> </text:span><text:span text:style-name="T10">%}</text:span></text:p>
      <text:p text:style-name="P10"><text:s/></text:p>
      <text:p text:style-name="P4"><text:span text:style-name="T10">{%</text:span><text:span text:style-name="T1"> block </text:span><text:span text:style-name="T3">stylesheets</text:span><text:span text:style-name="T1"> </text:span><text:span text:style-name="T10">%}</text:span></text:p>
      <text:p text:style-name="P4"><text:span text:style-name="T3"><text:s text:c="2"/></text:span><text:span text:style-name="T10">{{</text:span><text:span text:style-name="T1"> </text:span><text:span text:style-name="T3">parent</text:span><text:span text:style-name="T12">()</text:span><text:span text:style-name="T1"> </text:span><text:span text:style-name="T10">}}</text:span></text:p>
      <text:p text:style-name="P4"><text:span text:style-name="T3"><text:s text:c="2"/></text:span><text:span text:style-name="T13">&lt;</text:span><text:span text:style-name="T14">link</text:span> <text:span text:style-name="T15">rel</text:span><text:span text:style-name="T3">=</text:span><text:span text:style-name="T16">"stylesheet"</text:span> <text:span text:style-name="T15">href</text:span><text:span text:style-name="T3">=</text:span>"<text:span text:style-name="T10">{{</text:span><text:span text:style-name="T1"> </text:span><text:span text:style-name="T3">asset</text:span><text:span text:style-name="T12">(</text:span><text:span text:style-name="T8">'bundles/ensjobeet/css/jobs.css'</text:span><text:span text:style-name="T12">)</text:span><text:span text:style-name="T1"> </text:span><text:span text:style-name="T10">}}</text:span>" <text:span text:style-name="T15">type</text:span><text:span text:style-name="T3">=</text:span><text:span text:style-name="T16">"text/css"</text:span> <text:span text:style-name="T15">media</text:span><text:span text:style-name="T3">=</text:span><text:span text:style-name="T16">"all"</text:span> <text:span text:style-name="T13">/&gt;</text:span></text:p>
      <text:p text:style-name="P4"><text:span text:style-name="T10">{%</text:span><text:span text:style-name="T1"> endblock </text:span><text:span text:style-name="T10">%}</text:span></text:p>
      <text:p text:style-name="P4"/>
      <text:p text:style-name="P4"><text:span text:style-name="T10">{%</text:span><text:span text:style-name="T1"> block </text:span><text:span text:style-name="T3">content</text:span><text:span text:style-name="T1"> </text:span><text:span text:style-name="T10">%}</text:span></text:p>
      <text:p text:style-name="P4"><text:span text:style-name="T3"><text:s text:c="2"/></text:span><text:span text:style-name="T13">&lt;</text:span><text:span text:style-name="T14">div</text:span> <text:span text:style-name="T15">id</text:span><text:span text:style-name="T3">=</text:span><text:span text:style-name="T16">"jobs"</text:span><text:span text:style-name="T13">&gt;</text:span></text:p>
      <text:p text:style-name="P4"><text:span text:style-name="T3"><text:s text:c="4"/></text:span><text:span text:style-name="T10">{%</text:span><text:span text:style-name="T1"> for </text:span><text:span text:style-name="T3">category</text:span><text:span text:style-name="T1"> in </text:span><text:span text:style-name="T3">categories</text:span><text:span text:style-name="T1"> </text:span><text:span text:style-name="T10">%}</text:span></text:p>
      <text:p text:style-name="P4"><text:span text:style-name="T3"><text:s text:c="6"/></text:span><text:span text:style-name="T13">&lt;</text:span><text:span text:style-name="T14">div</text:span><text:span text:style-name="T13">&gt;</text:span></text:p>
      <text:p text:style-name="P4"><text:span text:style-name="T3"><text:s text:c="8"/></text:span><text:span text:style-name="T13">&lt;</text:span><text:span text:style-name="T14">div</text:span> <text:span text:style-name="T15">class</text:span><text:span text:style-name="T3">=</text:span><text:span text:style-name="T16">"category"</text:span><text:span text:style-name="T13">&gt;</text:span></text:p>
      <text:p text:style-name="P4"><text:span text:style-name="T3"><text:s text:c="10"/></text:span><text:span text:style-name="T13">&lt;</text:span><text:span text:style-name="T14">div</text:span> <text:span text:style-name="T15">class</text:span><text:span text:style-name="T3">=</text:span><text:span text:style-name="T16">"feed"</text:span><text:span text:style-name="T13">&gt;</text:span></text:p>
      <text:p text:style-name="P4"><text:span text:style-name="T3"><text:s text:c="12"/></text:span><text:span text:style-name="T13">&lt;</text:span><text:span text:style-name="T14">a</text:span> <text:span text:style-name="T15">href</text:span><text:span text:style-name="T3">=</text:span><text:span text:style-name="T16">""</text:span><text:span text:style-name="T13">&gt;</text:span><text:span text:style-name="T3">Feed</text:span><text:span text:style-name="T13">&lt;/</text:span><text:span text:style-name="T14">a</text:span><text:span text:style-name="T13">&gt;</text:span></text:p>
      <text:p text:style-name="P4"><text:span text:style-name="T3"><text:s text:c="10"/></text:span><text:span text:style-name="T13">&lt;/</text:span><text:span text:style-name="T14">div</text:span><text:span text:style-name="T13">&gt;</text:span></text:p>
      <text:p text:style-name="P4"><text:soft-page-break/><text:span text:style-name="T3"><text:s text:c="10"/></text:span><text:span text:style-name="T22">&lt;h1&gt;{{</text:span><text:span text:style-name="T23"> </text:span><text:span text:style-name="T22">category.name</text:span><text:span text:style-name="T23"> </text:span><text:span text:style-name="T22">}}&lt;/h1&gt;</text:span></text:p>
      <text:p text:style-name="P4"><text:span text:style-name="T3"><text:s text:c="10"/></text:span><text:span text:style-name="T18">&lt;h1&gt;&lt;a href="{{</text:span><text:span text:style-name="T19"> </text:span><text:span text:style-name="T18">path('ens_jobeet_category',</text:span><text:span text:style-name="T19"> </text:span><text:span text:style-name="T18">{</text:span><text:span text:style-name="T19"> </text:span><text:span text:style-name="T18">'slug':</text:span><text:span text:style-name="T19"> </text:span><text:span text:style-name="T18">category.slug</text:span><text:span text:style-name="T19"> </text:span><text:span text:style-name="T18">})</text:span><text:span text:style-name="T19"> </text:span><text:span text:style-name="T18">}}"&gt;{{</text:span><text:span text:style-name="T19"> </text:span><text:span text:style-name="T18">category.name</text:span><text:span text:style-name="T19"> </text:span><text:span text:style-name="T18">}}&lt;/a&gt;&lt;/h1&gt;</text:span></text:p>
      <text:p text:style-name="P4"><text:span text:style-name="T3"><text:s text:c="8"/></text:span><text:span text:style-name="T13">&lt;/</text:span><text:span text:style-name="T14">div</text:span><text:span text:style-name="T13">&gt;</text:span></text:p>
      <text:p text:style-name="P4"><text:span text:style-name="T3"><text:s text:c="8"/></text:span><text:span text:style-name="T13">&lt;</text:span><text:span text:style-name="T14">table</text:span> <text:span text:style-name="T15">class</text:span><text:span text:style-name="T3">=</text:span><text:span text:style-name="T16">"jobs"</text:span><text:span text:style-name="T13">&gt;</text:span></text:p>
      <text:p text:style-name="P4"><text:span text:style-name="T3"><text:s text:c="10"/></text:span><text:span text:style-name="T10">{%</text:span><text:span text:style-name="T1"> for </text:span><text:span text:style-name="T3">entity</text:span><text:span text:style-name="T1"> in </text:span><text:span text:style-name="T3">category</text:span><text:span text:style-name="T12">.</text:span><text:span text:style-name="T3">activejobs</text:span><text:span text:style-name="T1"> </text:span><text:span text:style-name="T10">%}</text:span></text:p>
      <text:p text:style-name="P4"><text:span text:style-name="T3"><text:s text:c="12"/></text:span><text:span text:style-name="T13">&lt;</text:span><text:span text:style-name="T14">tr</text:span> <text:span text:style-name="T15">class</text:span><text:span text:style-name="T3">=</text:span>"<text:span text:style-name="T10">{{</text:span><text:span text:style-name="T1"> </text:span><text:span text:style-name="T3">cycle</text:span><text:span text:style-name="T12">([</text:span><text:span text:style-name="T8">'even'</text:span><text:span text:style-name="T12">,</text:span><text:span text:style-name="T1"> </text:span><text:span text:style-name="T8">'odd'</text:span><text:span text:style-name="T12">],</text:span><text:span text:style-name="T1"> </text:span><text:span text:style-name="T3">loop</text:span><text:span text:style-name="T12">.</text:span><text:span text:style-name="T3">index</text:span><text:span text:style-name="T12">)</text:span><text:span text:style-name="T1"> </text:span><text:span text:style-name="T10">}}</text:span>"<text:span text:style-name="T13">&gt;</text:span></text:p>
      <text:p text:style-name="P4"><text:span text:style-name="T3"><text:s text:c="14"/></text:span><text:span text:style-name="T13">&lt;</text:span><text:span text:style-name="T14">td</text:span> <text:span text:style-name="T15">class</text:span><text:span text:style-name="T3">=</text:span><text:span text:style-name="T16">"location"</text:span><text:span text:style-name="T13">&gt;</text:span><text:span text:style-name="T10">{{</text:span><text:span text:style-name="T1"> </text:span><text:span text:style-name="T3">entity</text:span><text:span text:style-name="T12">.</text:span><text:span text:style-name="T3">location</text:span><text:span text:style-name="T1"> </text:span><text:span text:style-name="T10">}}</text:span><text:span text:style-name="T13">&lt;/</text:span><text:span text:style-name="T14">td</text:span><text:span text:style-name="T13">&gt;</text:span></text:p>
      <text:p text:style-name="P4"><text:span text:style-name="T3"><text:s text:c="14"/></text:span><text:span text:style-name="T13">&lt;</text:span><text:span text:style-name="T14">td</text:span> <text:span text:style-name="T15">class</text:span><text:span text:style-name="T3">=</text:span><text:span text:style-name="T16">"position"</text:span><text:span text:style-name="T13">&gt;</text:span></text:p>
      <text:p text:style-name="P4"><text:span text:style-name="T3"><text:s text:c="16"/></text:span><text:span text:style-name="T13">&lt;</text:span><text:span text:style-name="T14">a</text:span> <text:span text:style-name="T15">href</text:span><text:span text:style-name="T3">=</text:span>"<text:span text:style-name="T10">{{</text:span><text:span text:style-name="T1"> </text:span><text:span text:style-name="T3">path</text:span><text:span text:style-name="T12">(</text:span><text:span text:style-name="T8">'ens_job_show'</text:span><text:span text:style-name="T12">,</text:span><text:span text:style-name="T1"> </text:span><text:span text:style-name="T17">{</text:span><text:span text:style-name="T1"> </text:span><text:span text:style-name="T8">'id'</text:span><text:span text:style-name="T12">:</text:span><text:span text:style-name="T1"> </text:span><text:span text:style-name="T3">entity</text:span><text:span text:style-name="T12">.</text:span><text:span text:style-name="T3">id</text:span><text:span text:style-name="T12">,</text:span><text:span text:style-name="T1"> </text:span><text:span text:style-name="T8">'company'</text:span><text:span text:style-name="T12">:</text:span><text:span text:style-name="T1"> </text:span><text:span text:style-name="T3">entity</text:span><text:span text:style-name="T12">.</text:span><text:span text:style-name="T3">companyslug</text:span><text:span text:style-name="T12">,</text:span><text:span text:style-name="T1"> </text:span><text:span text:style-name="T8">'location'</text:span><text:span text:style-name="T12">:</text:span><text:span text:style-name="T1"> </text:span><text:span text:style-name="T3">entity</text:span><text:span text:style-name="T12">.</text:span><text:span text:style-name="T3">locationslug</text:span><text:span text:style-name="T12">,</text:span><text:span text:style-name="T1"> </text:span><text:span text:style-name="T8">'position'</text:span><text:span text:style-name="T12">:</text:span><text:span text:style-name="T1"> </text:span><text:span text:style-name="T3">entity</text:span><text:span text:style-name="T12">.</text:span><text:span text:style-name="T3">positionslug</text:span><text:span text:style-name="T1"> </text:span><text:span text:style-name="T17">}</text:span><text:span text:style-name="T12">)</text:span><text:span text:style-name="T1"> </text:span><text:span text:style-name="T10">}}</text:span>"<text:span text:style-name="T13">&gt;</text:span></text:p>
      <text:p text:style-name="P4"><text:span text:style-name="T3"><text:s text:c="18"/></text:span><text:span text:style-name="T10">{{</text:span><text:span text:style-name="T1"> </text:span><text:span text:style-name="T3">entity</text:span><text:span text:style-name="T12">.</text:span><text:span text:style-name="T3">position</text:span><text:span text:style-name="T1"> </text:span><text:span text:style-name="T10">}}</text:span></text:p>
      <text:p text:style-name="P4"><text:span text:style-name="T3"><text:s text:c="16"/></text:span><text:span text:style-name="T13">&lt;/</text:span><text:span text:style-name="T14">a</text:span><text:span text:style-name="T13">&gt;</text:span></text:p>
      <text:p text:style-name="P4"><text:span text:style-name="T3"><text:s text:c="14"/></text:span><text:span text:style-name="T13">&lt;/</text:span><text:span text:style-name="T14">td</text:span><text:span text:style-name="T13">&gt;</text:span></text:p>
      <text:p text:style-name="P4"><text:span text:style-name="T3"><text:s text:c="14"/></text:span><text:span text:style-name="T13">&lt;</text:span><text:span text:style-name="T14">td</text:span> <text:span text:style-name="T15">class</text:span><text:span text:style-name="T3">=</text:span><text:span text:style-name="T16">"company"</text:span><text:span text:style-name="T13">&gt;</text:span><text:span text:style-name="T10">{{</text:span><text:span text:style-name="T1"> </text:span><text:span text:style-name="T3">entity</text:span><text:span text:style-name="T12">.</text:span><text:span text:style-name="T3">company</text:span><text:span text:style-name="T1"> </text:span><text:span text:style-name="T10">}}</text:span><text:span text:style-name="T13">&lt;/</text:span><text:span text:style-name="T14">td</text:span><text:span text:style-name="T13">&gt;</text:span></text:p>
      <text:p text:style-name="P4"><text:span text:style-name="T3"><text:s text:c="12"/></text:span><text:span text:style-name="T13">&lt;/</text:span><text:span text:style-name="T14">tr</text:span><text:span text:style-name="T13">&gt;</text:span></text:p>
      <text:p text:style-name="P4"><text:span text:style-name="T3"><text:s text:c="10"/></text:span><text:span text:style-name="T10">{%</text:span><text:span text:style-name="T1"> endfor </text:span><text:span text:style-name="T10">%}</text:span></text:p>
      <text:p text:style-name="P4"><text:span text:style-name="T3"><text:s text:c="8"/></text:span><text:span text:style-name="T13">&lt;/</text:span><text:span text:style-name="T14">table</text:span><text:span text:style-name="T13">&gt;</text:span></text:p>
      <text:p text:style-name="P6"><text:s text:c="8"/>{%<text:span text:style-name="T9"> if </text:span>category.morejobs<text:span text:style-name="T9"> </text:span>%}</text:p>
      <text:p text:style-name="P6"><text:s text:c="12"/>&lt;div class=<text:span text:style-name="T21">"more_jobs"</text:span>&gt;</text:p>
      <text:p text:style-name="P6"><text:s text:c="14"/>and &lt;a href="{{<text:span text:style-name="T9"> </text:span>path('ens_jobeet_category',<text:span text:style-name="T9"> </text:span>{<text:span text:style-name="T9"> </text:span>'slug':<text:span text:style-name="T9"> </text:span>category.slug<text:span text:style-name="T9"> </text:span>})<text:span text:style-name="T9"> </text:span>}}"&gt;{{<text:span text:style-name="T9"> </text:span>category.morejobs<text:span text:style-name="T9"> </text:span>}}&lt;/a&gt;</text:p>
      <text:p text:style-name="P6"><text:s text:c="14"/>more...</text:p>
      <text:p text:style-name="P6"><text:s text:c="12"/>&lt;/div&gt;</text:p>
      <text:p text:style-name="P6"><text:s text:c="8"/>{%<text:span text:style-name="T9"> endif </text:span>%}</text:p>
      <text:p text:style-name="P4"><text:span text:style-name="T3"><text:s text:c="6"/></text:span><text:span text:style-name="T13">&lt;/</text:span><text:span text:style-name="T14">div</text:span><text:span text:style-name="T13">&gt;</text:span></text:p>
      <text:p text:style-name="P4"><text:span text:style-name="T3"><text:s text:c="4"/></text:span><text:span text:style-name="T10">{%</text:span><text:span text:style-name="T1"> endfor </text:span><text:span text:style-name="T10">%}</text:span></text:p>
      <text:p text:style-name="P4"><text:span text:style-name="T3"><text:s text:c="2"/></text:span><text:span text:style-name="T13">&lt;/</text:span><text:span text:style-name="T14">div</text:span><text:span text:style-name="T13">&gt;</text:span></text:p>
      <text:p text:style-name="P5"><text:span text:style-name="T11">{%</text:span><text:span text:style-name="T2"> endblock </text:span><text:span text:style-name="T11">%}</text:span></text:p>
      <text:p text:style-name="P12"/>
      <text:p text:style-name="P12">4. Musimy dodać metodę do obsługi category.morejobs</text:p>
      <text:p text:style-name="P12"/>
      <text:p text:style-name="P8">&lt;?php</text:p>
      <text:p text:style-name="P4"/>
      <text:p text:style-name="P10">namespace Ens\JobeetBundle\Entity;</text:p>
      <text:p text:style-name="P4"/>
      <text:p text:style-name="P4"><text:span text:style-name="T1">use </text:span><text:span text:style-name="T3">Doctrine\ORM\Mapping </text:span><text:span text:style-name="T1">as </text:span><text:span text:style-name="T3">ORM;</text:span></text:p>
      <text:p text:style-name="P4"/>
      <text:p text:style-name="P4"><text:span text:style-name="T1">use </text:span><text:span text:style-name="T3">Ens\JobeetBundle\Utils\Jobeet;</text:span></text:p>
      <text:p text:style-name="P4"/>
      <text:p text:style-name="P14">/**</text:p>
      <text:p text:style-name="P14"><text:s/>* Category</text:p>
      <text:p text:style-name="P14"><text:s/>*/</text:p>
      <text:p text:style-name="P4"><text:span text:style-name="T1">class </text:span><text:span text:style-name="T3">Category</text:span></text:p>
      <text:p text:style-name="P10">{</text:p>
      <text:p text:style-name="P10">...</text:p>
      <text:p text:style-name="P10"><text:s text:c="4"/></text:p>
      <text:p text:style-name="P4"><text:span text:style-name="T3"><text:s text:c="4"/></text:span><text:span text:style-name="T19">private </text:span><text:span text:style-name="T18">$more_jobs;</text:span></text:p>
      <text:p text:style-name="P4"/>
      <text:p text:style-name="P14">...</text:p>
      <text:p text:style-name="P10"><text:s text:c="2"/></text:p>
      <text:p text:style-name="P4"><text:span text:style-name="T3"><text:s text:c="2"/></text:span><text:span text:style-name="T19">public function </text:span><text:span text:style-name="T18">setMoreJobs($jobs)</text:span></text:p>
      <text:p text:style-name="P10"><text:s text:c="2"/>{</text:p>
      <text:p text:style-name="P10"><text:s text:c="4"/>$this-&gt;more_jobs = $jobs &gt;= <text:s/>0 ? $jobs : 0;</text:p>
      <text:p text:style-name="P10"><text:s text:c="2"/>}</text:p>
      <text:p text:style-name="P10"><text:s/></text:p>
      <text:p text:style-name="P4"><text:span text:style-name="T3"><text:s text:c="2"/></text:span><text:span text:style-name="T19">public function </text:span><text:span text:style-name="T18">getMoreJobs()</text:span></text:p>
      <text:p text:style-name="P10"><text:s text:c="2"/>{</text:p>
      <text:p text:style-name="P4"><text:span text:style-name="T3"><text:s text:c="4"/></text:span><text:span text:style-name="T1">return </text:span><text:span text:style-name="T3">$this-&gt;more_jobs;</text:span></text:p>
      <text:p text:style-name="P10"><text:s text:c="2"/>}</text:p>
      <text:p text:style-name="P10"><text:s text:c="4"/></text:p>
      <text:p text:style-name="P10">}</text:p>
      <text:p text:style-name="P12"/>
      <text:p text:style-name="P12"><text:soft-page-break/>5. Wyświetlanie listy dostępnych ofert danej kategorii:</text:p>
      <text:p text:style-name="P12"/>
      <text:p text:style-name="P12">src\Ens\JobeetBundle\Repository\JobRepository.php</text:p>
      <text:p text:style-name="P12"/>
      <text:p text:style-name="P8">&lt;?php</text:p>
      <text:p text:style-name="P4"/>
      <text:p text:style-name="P10">namespace <text:span text:style-name="T24">Ens</text:span>\JobeetBundle\Repository;</text:p>
      <text:p text:style-name="P4"/>
      <text:p text:style-name="P4"><text:span text:style-name="T1">use </text:span><text:span text:style-name="T5">Doctrine</text:span><text:span text:style-name="T3">\ORM\EntityRepository;</text:span></text:p>
      <text:p text:style-name="P4"/>
      <text:p text:style-name="P14">/**</text:p>
      <text:p text:style-name="P14"><text:s/>* JobRepository</text:p>
      <text:p text:style-name="P14"><text:s/>*</text:p>
      <text:p text:style-name="P14"><text:s/>* This class was generated by the Doctrine ORM. Add your own custom</text:p>
      <text:p text:style-name="P14"><text:s/>* repository methods below.</text:p>
      <text:p text:style-name="P14"><text:s/>*/</text:p>
      <text:p text:style-name="P4"><text:span text:style-name="T1">class </text:span><text:span text:style-name="T3">JobRepository </text:span><text:span text:style-name="T1">extends </text:span><text:span text:style-name="T3">EntityRepository</text:span></text:p>
      <text:p text:style-name="P10">{</text:p>
      <text:p text:style-name="P10">...</text:p>
      <text:p text:style-name="P10"><text:s text:c="2"/></text:p>
      <text:p text:style-name="P4"><text:span text:style-name="T3"><text:s text:c="2"/></text:span><text:span text:style-name="T19">public function </text:span><text:span text:style-name="T18">countActiveJobs($category_id = </text:span><text:span text:style-name="T19">null</text:span><text:span text:style-name="T18">)</text:span></text:p>
      <text:p text:style-name="P10"><text:s text:c="2"/>{</text:p>
      <text:p text:style-name="P4"><text:span text:style-name="T3"><text:s text:c="4"/>$qb = $this-&gt;createQueryBuilder(</text:span><text:span text:style-name="T8">'j'</text:span><text:span text:style-name="T3">)</text:span></text:p>
      <text:p text:style-name="P4"><text:span text:style-name="T3"><text:s text:c="6"/>-&gt;select(</text:span><text:span text:style-name="T8">'count(j.id)'</text:span><text:span text:style-name="T3">)</text:span></text:p>
      <text:p text:style-name="P4"><text:span text:style-name="T3"><text:s text:c="6"/>-&gt;where(</text:span><text:span text:style-name="T8">'j.expires_at &gt; :date'</text:span><text:span text:style-name="T3">)</text:span></text:p>
      <text:p text:style-name="P4"><text:span text:style-name="T3"><text:s text:c="6"/>-&gt;setParameter(</text:span><text:span text:style-name="T8">'date'</text:span><text:span text:style-name="T3">, date(</text:span><text:span text:style-name="T8">'Y-m-d H:i:s'</text:span><text:span text:style-name="T3">, time()));</text:span></text:p>
      <text:p text:style-name="P10"><text:s/></text:p>
      <text:p text:style-name="P4"><text:span text:style-name="T3"><text:s text:c="4"/></text:span><text:span text:style-name="T1">if</text:span><text:span text:style-name="T3">($category_id)</text:span></text:p>
      <text:p text:style-name="P10"><text:s text:c="4"/>{</text:p>
      <text:p text:style-name="P4"><text:span text:style-name="T3"><text:s text:c="6"/>$qb-&gt;andWhere(</text:span><text:span text:style-name="T8">'j.category = :category_id'</text:span><text:span text:style-name="T3">)</text:span></text:p>
      <text:p text:style-name="P4"><text:span text:style-name="T3"><text:s text:c="6"/>-&gt;setParameter(</text:span><text:span text:style-name="T8">'category_id'</text:span><text:span text:style-name="T3">, $category_id);</text:span></text:p>
      <text:p text:style-name="P10"><text:s text:c="4"/>}</text:p>
      <text:p text:style-name="P10"><text:s/></text:p>
      <text:p text:style-name="P10"><text:s text:c="4"/>$query = $qb-&gt;getQuery();</text:p>
      <text:p text:style-name="P10"><text:s/></text:p>
      <text:p text:style-name="P4"><text:span text:style-name="T3"><text:s text:c="4"/></text:span><text:span text:style-name="T1">return </text:span><text:span text:style-name="T3">$query-&gt;getSingleScalarResult();</text:span></text:p>
      <text:p text:style-name="P10"><text:s text:c="2"/>}</text:p>
      <text:p text:style-name="P10"><text:s text:c="2"/></text:p>
      <text:p text:style-name="P10">}</text:p>
      <text:p text:style-name="P12"/>
      <text:p text:style-name="P12">6. Wywołanie metody z JobRepository</text:p>
      <text:p text:style-name="P12"/>
      <text:p text:style-name="P12">src\Ens\JobeetBundle\Controller\JobController.php</text:p>
      <text:p text:style-name="P12"/>
      <text:p text:style-name="P8">&lt;?php</text:p>
      <text:p text:style-name="P4"/>
      <text:p text:style-name="P10">namespace Ens\JobeetBundle\Controller;</text:p>
      <text:p text:style-name="P4"/>
      <text:p text:style-name="P4"><text:span text:style-name="T1">use </text:span><text:span text:style-name="T3">Symfony\Component\HttpFoundation\Request;</text:span></text:p>
      <text:p text:style-name="P4"><text:span text:style-name="T1">use </text:span><text:span text:style-name="T3">Symfony\Bundle\FrameworkBundle\Controller\Controller;</text:span></text:p>
      <text:p text:style-name="P4"/>
      <text:p text:style-name="P4"><text:span text:style-name="T1">use </text:span><text:span text:style-name="T3">Ens\JobeetBundle\Entity\Job;</text:span></text:p>
      <text:p text:style-name="P4"><text:span text:style-name="T1">use </text:span><text:span text:style-name="T3">Ens\JobeetBundle\Form\JobType;</text:span></text:p>
      <text:p text:style-name="P4"/>
      <text:p text:style-name="P14">/**</text:p>
      <text:p text:style-name="P14"><text:s/>* Job controller.</text:p>
      <text:p text:style-name="P14"><text:s/>*</text:p>
      <text:p text:style-name="P14"><text:s/>*/</text:p>
      <text:p text:style-name="P4"><text:span text:style-name="T1">class </text:span><text:span text:style-name="T3">JobController </text:span><text:span text:style-name="T1">extends </text:span><text:span text:style-name="T3">Controller</text:span></text:p>
      <text:p text:style-name="P10">{</text:p>
      <text:p text:style-name="P4"><text:span text:style-name="T3"><text:s text:c="4"/></text:span><text:span text:style-name="T6">/**</text:span></text:p>
      <text:p text:style-name="P14"><text:s text:c="5"/>* Lists all Job entities.</text:p>
      <text:p text:style-name="P14"><text:s text:c="5"/>*</text:p>
      <text:p text:style-name="P14"><text:s text:c="5"/>*/</text:p>
      <text:p text:style-name="P4"><text:soft-page-break/><text:span text:style-name="T3"><text:s text:c="4"/></text:span><text:span text:style-name="T1">public function </text:span><text:span text:style-name="T3">indexAction()</text:span></text:p>
      <text:p text:style-name="P10"><text:s text:c="4"/>{</text:p>
      <text:p text:style-name="P10"><text:s text:c="8"/>$em = $this-&gt;getDoctrine()-&gt;getManager();</text:p>
      <text:p text:style-name="P17"/>
      <text:p text:style-name="P10"><text:s text:c="8"/></text:p>
      <text:p text:style-name="P4"><text:span text:style-name="T3"><text:s text:c="8"/>$categories = $em-&gt;getRepository(</text:span><text:span text:style-name="T8">'EnsJobeetBundle:Category'</text:span><text:span text:style-name="T3">)-&gt;getWithJobs();</text:span></text:p>
      <text:p text:style-name="P10"><text:s/></text:p>
      <text:p text:style-name="P4"><text:span text:style-name="T3"><text:s text:c="8"/></text:span><text:span text:style-name="T1">foreach</text:span><text:span text:style-name="T3">($categories </text:span><text:span text:style-name="T1">as </text:span><text:span text:style-name="T3">$category)</text:span></text:p>
      <text:p text:style-name="P10"><text:s text:c="8"/>{</text:p>
      <text:p text:style-name="P4"><text:span text:style-name="T3"><text:s text:c="10"/>$category-&gt;setActiveJobs($em-&gt;getRepository(</text:span><text:span text:style-name="T8">'EnsJobeetBundle:Job'</text:span><text:span text:style-name="T3">)-&gt;getActiveJobs($category-&gt;getId(), $this-&gt;</text:span><text:span text:style-name="T8">container</text:span><text:span text:style-name="T3">-&gt;getParameter(</text:span><text:span text:style-name="T8">'max_jobs_on_homepage'</text:span><text:span text:style-name="T3">)));</text:span></text:p>
      <text:p text:style-name="P4"><text:span text:style-name="T3"><text:s text:c="10"/></text:span><text:span text:style-name="T18">$category-&gt;setMoreJobs($em-&gt;getRepository('EnsJobeetBundle:Job')-&gt;countActiveJobs($category-&gt;getId()) - $this-&gt;container-&gt;getParameter('max_jobs_on_homepage'));</text:span></text:p>
      <text:p text:style-name="P10"><text:s text:c="8"/>}</text:p>
      <text:p text:style-name="P10"><text:s/></text:p>
      <text:p text:style-name="P4"><text:span text:style-name="T3"><text:s text:c="8"/></text:span><text:span text:style-name="T1">return </text:span><text:span text:style-name="T3">$this-&gt;render(</text:span><text:span text:style-name="T8">'EnsJobeetBundle:Job:index.html.twig'</text:span><text:span text:style-name="T3">, </text:span><text:span text:style-name="T1">array</text:span><text:span text:style-name="T3">(</text:span></text:p>
      <text:p text:style-name="P4"><text:span text:style-name="T3"><text:s text:c="12"/></text:span><text:span text:style-name="T8">'categories' </text:span><text:span text:style-name="T3">=&gt; $categories</text:span></text:p>
      <text:p text:style-name="P10"><text:s text:c="8"/>));</text:p>
      <text:p text:style-name="P10"><text:s text:c="8"/></text:p>
      <text:p text:style-name="P10"><text:s text:c="4"/>}</text:p>
      <text:p text:style-name="P4"/>
      <text:p text:style-name="P14">...</text:p>
      <text:p text:style-name="P10"/>
      <text:p text:style-name="P10">}</text:p>
      <text:p text:style-name="P12"/>
      <text:p text:style-name="P13">Dodanie nowej strony do wyświetlania ofert z danej kategorii</text:p>
      <text:p text:style-name="P12"/>
      <text:p text:style-name="P12">1. Tworzymy nowy kontroler CategoryController.php:</text:p>
      <text:p text:style-name="P12"/>
      <text:p text:style-name="P12">src\Ens\JobeetBundle\Controller\ CategoryController.php</text:p>
      <text:p text:style-name="P12"/>
      <text:p text:style-name="P8">&lt;?php</text:p>
      <text:p text:style-name="P4"/>
      <text:p text:style-name="P10">namespace Ens\JobeetBundle\Controller;</text:p>
      <text:p text:style-name="P17"/>
      <text:p text:style-name="P4"><text:span text:style-name="T1">use </text:span><text:span text:style-name="T3">Symfony\Bundle\FrameworkBundle\Controller\Controller;</text:span></text:p>
      <text:p text:style-name="P4"/>
      <text:p text:style-name="P4"><text:span text:style-name="T1">use </text:span><text:span text:style-name="T3">Ens\JobeetBundle\Entity\Category;</text:span></text:p>
      <text:p text:style-name="P4"/>
      <text:p text:style-name="P4"/>
      <text:p text:style-name="P14">/**</text:p>
      <text:p text:style-name="P14"><text:s/>* Category controller.</text:p>
      <text:p text:style-name="P14"><text:s/>*</text:p>
      <text:p text:style-name="P14"><text:s/>*/</text:p>
      <text:p text:style-name="P4"><text:span text:style-name="T1">class </text:span><text:span text:style-name="T3">CategoryController </text:span><text:span text:style-name="T1">extends </text:span><text:span text:style-name="T3">Controller</text:span></text:p>
      <text:p text:style-name="P10">{</text:p>
      <text:p text:style-name="P4"/>
      <text:p text:style-name="P10">}</text:p>
      <text:p text:style-name="P12"/>
      <text:p text:style-name="P12"/>
      <text:p text:style-name="P12">2. Dodajemy nowy parametr w Category.orm.yml:</text:p>
      <text:p text:style-name="P12"/>
      <text:p text:style-name="P10"># src/Ens/JobeetBundle/Resources/config/doctrine/Category.orm.yml</text:p>
      <text:p text:style-name="P4">Ens\JobeetBundle\Entity\Category:</text:p>
      <text:p text:style-name="P4"><text:s text:c="2"/>type: entity</text:p>
      <text:p text:style-name="P4"><text:s text:c="2"/>repositoryClass: Ens\JobeetBundle\Repository\CategoryRepository</text:p>
      <text:p text:style-name="P4"><text:s text:c="2"/>table: category</text:p>
      <text:p text:style-name="P4"><text:s text:c="2"/>id:</text:p>
      <text:p text:style-name="P4"><text:s text:c="4"/>id:</text:p>
      <text:p text:style-name="P4"><text:s text:c="6"/>type: integer</text:p>
      <text:p text:style-name="P4"><text:soft-page-break/><text:s text:c="6"/>generator: { strategy: AUTO }</text:p>
      <text:p text:style-name="P4"><text:s text:c="2"/>fields:</text:p>
      <text:p text:style-name="P4"><text:s text:c="4"/>name:</text:p>
      <text:p text:style-name="P4"><text:s text:c="6"/>type: string</text:p>
      <text:p text:style-name="P4"><text:s text:c="6"/>length: 255</text:p>
      <text:p text:style-name="P4"><text:s text:c="6"/>unique: true</text:p>
      <text:p text:style-name="P6"><text:s text:c="4"/>slug:</text:p>
      <text:p text:style-name="P6"><text:s text:c="6"/>type: string</text:p>
      <text:p text:style-name="P6"><text:s text:c="6"/>length: 255</text:p>
      <text:p text:style-name="P6"><text:s text:c="6"/>unique: true</text:p>
      <text:p text:style-name="P4"><text:s text:c="2"/>oneToMany:</text:p>
      <text:p text:style-name="P29"><text:s text:c="4"/>jobs:</text:p>
      <text:p text:style-name="P29"><text:s text:c="6"/>targetEntity: Job</text:p>
      <text:p text:style-name="P29"><text:s text:c="6"/>mappedBy: category</text:p>
      <text:p text:style-name="P29"><text:s text:c="2"/>manyToMany:</text:p>
      <text:p text:style-name="P29"><text:s text:c="4"/>affiliates:</text:p>
      <text:p text:style-name="P29"><text:s text:c="6"/>targetEntity: Affiliate</text:p>
      <text:p text:style-name="P29"><text:s text:c="6"/>mappedBy: categories</text:p>
      <text:p text:style-name="P6"><text:s text:c="2"/>lifecycleCallbacks:</text:p>
      <text:p text:style-name="P6"><text:s text:c="4"/>prePersist: [ setSlugValue ]</text:p>
      <text:p text:style-name="P6"><text:s text:c="4"/>preUpdate: [ setSlugValue ]</text:p>
      <text:p text:style-name="P12"/>
      <text:p text:style-name="P12">3. Wywołujemy polecenie:</text:p>
      <text:p text:style-name="P12"/>
      <text:p text:style-name="P12"><text:tab/><text:span text:style-name="T27">php app/console doctrine:generate:entities EnsJobeetBundle</text:span></text:p>
      <text:p text:style-name="P23"/>
      <text:p text:style-name="P18">4. Klasa Category.php zostaje uaktualniona o dodatkowe metody</text:p>
      <text:p text:style-name="P18"/>
      <text:p text:style-name="P18">src\Ens\JobeetBundle\Entity\Category.php</text:p>
      <text:p text:style-name="P18"/>
      <text:p text:style-name="P9">&lt;?php</text:p>
      <text:p text:style-name="P4"/>
      <text:p text:style-name="P10">namespace Ens\JobeetBundle\Entity;</text:p>
      <text:p text:style-name="P4"/>
      <text:p text:style-name="P4"><text:span text:style-name="T1">use </text:span><text:span text:style-name="T3">Doctrine\ORM\Mapping </text:span><text:span text:style-name="T1">as </text:span><text:span text:style-name="T3">ORM;</text:span></text:p>
      <text:p text:style-name="P4"/>
      <text:p text:style-name="P4"><text:span text:style-name="T1">use </text:span><text:span text:style-name="T3">Ens\JobeetBundle\Utils\Jobeet;</text:span></text:p>
      <text:p text:style-name="P4"/>
      <text:p text:style-name="P14">/**</text:p>
      <text:p text:style-name="P14"><text:s/>* Category</text:p>
      <text:p text:style-name="P14"><text:s/>*/</text:p>
      <text:p text:style-name="P4"><text:span text:style-name="T1">class </text:span><text:span text:style-name="T3">Category</text:span></text:p>
      <text:p text:style-name="P10">{</text:p>
      <text:p text:style-name="P14">...</text:p>
      <text:p text:style-name="P14"/>
      <text:p text:style-name="P4"><text:span text:style-name="T3"><text:s text:c="2"/></text:span><text:span text:style-name="T1">public function </text:span><text:span text:style-name="T3">getSlug() </text:span><text:span text:style-name="T26">&lt;- ta metoda została dodana wcześniej</text:span></text:p>
      <text:p text:style-name="P10"><text:s text:c="2"/>{</text:p>
      <text:p text:style-name="P4"><text:span text:style-name="T3"><text:s text:c="4"/></text:span><text:span text:style-name="T1">return </text:span><text:span text:style-name="T3">Jobeet::slugify($this-&gt;getName());</text:span></text:p>
      <text:p text:style-name="P10"><text:s text:c="2"/>}</text:p>
      <text:p text:style-name="P10"><text:s text:c="4"/></text:p>
      <text:p text:style-name="P4"><text:span text:style-name="T3"><text:s text:c="4"/></text:span><text:span text:style-name="T6">/**</text:span></text:p>
      <text:p text:style-name="P4"><text:span text:style-name="T6"><text:s text:c="5"/>* </text:span><text:span text:style-name="T7">@var</text:span><text:span text:style-name="T6"> string</text:span></text:p>
      <text:p text:style-name="P14"><text:s text:c="5"/>*/</text:p>
      <text:p text:style-name="P4"><text:span text:style-name="T3"><text:s text:c="4"/></text:span><text:span text:style-name="T19">private </text:span><text:span text:style-name="T18">$slug;</text:span></text:p>
      <text:p text:style-name="P4"/>
      <text:p text:style-name="P4"><text:span text:style-name="T3"><text:s text:c="4"/></text:span><text:span text:style-name="T6">/**</text:span></text:p>
      <text:p text:style-name="P14"><text:s text:c="5"/>* Set slug</text:p>
      <text:p text:style-name="P14"><text:s text:c="5"/>*</text:p>
      <text:p text:style-name="P4"><text:span text:style-name="T6"><text:s text:c="5"/>* </text:span><text:span text:style-name="T7">@param</text:span><text:span text:style-name="T6"> string $slug</text:span></text:p>
      <text:p text:style-name="P4"><text:span text:style-name="T6"><text:s text:c="5"/>* </text:span><text:span text:style-name="T7">@return</text:span><text:span text:style-name="T6"> Category</text:span></text:p>
      <text:p text:style-name="P14"><text:s text:c="5"/>*/</text:p>
      <text:p text:style-name="P4"><text:span text:style-name="T3"><text:s text:c="4"/></text:span><text:span text:style-name="T19">public function </text:span><text:span text:style-name="T18">setSlug($slug)</text:span></text:p>
      <text:p text:style-name="P10"><text:s text:c="4"/>{</text:p>
      <text:p text:style-name="P10"><text:s text:c="8"/>$this-&gt;slug = $slug;</text:p>
      <text:p text:style-name="P10"><text:soft-page-break/><text:s text:c="4"/></text:p>
      <text:p text:style-name="P4"><text:span text:style-name="T3"><text:s text:c="8"/></text:span><text:span text:style-name="T1">return </text:span><text:span text:style-name="T3">$this;</text:span></text:p>
      <text:p text:style-name="P10"><text:s text:c="4"/>}</text:p>
      <text:p text:style-name="P4"><text:span text:style-name="T3"><text:s text:c="4"/></text:span><text:span text:style-name="T6">/**</text:span></text:p>
      <text:p text:style-name="P14"><text:s text:c="5"/>* @ORM\PrePersist</text:p>
      <text:p text:style-name="P14"><text:s text:c="5"/>*/</text:p>
      <text:p text:style-name="P4"><text:span text:style-name="T3"><text:s text:c="4"/></text:span><text:span text:style-name="T19">public function </text:span><text:span text:style-name="T18">setSlugValue()</text:span></text:p>
      <text:p text:style-name="P10"><text:s text:c="4"/>{</text:p>
      <text:p text:style-name="P4"><text:span text:style-name="T3"><text:s text:c="8"/></text:span><text:span text:style-name="T25">// Add your code here</text:span></text:p>
      <text:p text:style-name="P10"><text:s text:c="4"/>}</text:p>
      <text:p text:style-name="P10">}</text:p>
      <text:p text:style-name="P18">5. Zmieniamy wpis w funkcji setSlugValue na następujący</text:p>
      <text:p text:style-name="P18"/>
      <text:p text:style-name="P18">src\Ens\JobeetBundle\Entity\Category.php</text:p>
      <text:p text:style-name="P11"/>
      <text:p text:style-name="P21"><text:span text:style-name="T3"><text:s text:c="4"/></text:span><text:span text:style-name="T6">/**</text:span></text:p>
      <text:p text:style-name="P14"><text:s text:c="5"/>* @ORM\PrePersist</text:p>
      <text:p text:style-name="P14"><text:s text:c="5"/>*/</text:p>
      <text:p text:style-name="P4"><text:span text:style-name="T3"><text:s text:c="4"/></text:span><text:span text:style-name="T1">public function </text:span><text:span text:style-name="T3">setSlugValue()</text:span></text:p>
      <text:p text:style-name="P10"><text:s text:c="4"/>{</text:p>
      <text:p text:style-name="P10"><text:s text:c="8"/><text:span text:style-name="T18">$this-&gt;slug = Jobeet::slugify($this-&gt;getName());</text:span></text:p>
      <text:p text:style-name="P10"><text:s text:c="4"/>}</text:p>
      <text:p text:style-name="P18"/>
      <text:p text:style-name="P18">6. Teraz musimy zniszczyć naszą baze danych i stworzyć ją od początku, a następnie załadować przykładowe dane. Użyjemy następujących poleceń:</text:p>
      <text:p text:style-name="P18"/>
      <text:p text:style-name="P23"><text:tab/>php app/console doctrine:database:drop --force</text:p>
      <text:p text:style-name="P23"><text:tab/>php app/console doctrine:database:create</text:p>
      <text:p text:style-name="P23"><text:tab/>php app/console doctrine:schema:update --force</text:p>
      <text:p text:style-name="P23"><text:tab/>php app/console doctrine:fixtures:load</text:p>
      <text:p text:style-name="P23"/>
      <text:p text:style-name="P20">Category Page – tworzymy stronę do wyświetlania ofert danej kategorii</text:p>
      <text:p text:style-name="P20"/>
      <text:p text:style-name="P18">1. W CategoryController.php tworzymy nową metodę <text:span text:style-name="T20">showAction($slug)</text:span>:</text:p>
      <text:p text:style-name="P18"/>
      <text:p text:style-name="P18">//src\Ens\JobeetBundle\Controller\ CategoryController.php</text:p>
      <text:p text:style-name="P9"/>
      <text:p text:style-name="P9">&lt;?php</text:p>
      <text:p text:style-name="P4"/>
      <text:p text:style-name="P10">namespace Ens\JobeetBundle\Controller;</text:p>
      <text:p text:style-name="P4"/>
      <text:p text:style-name="P17">//use Symfony\Component\HttpFoundation\Request;</text:p>
      <text:p text:style-name="P4"><text:span text:style-name="T1">use </text:span><text:span text:style-name="T3">Symfony\Bundle\FrameworkBundle\Controller\Controller;</text:span></text:p>
      <text:p text:style-name="P4"/>
      <text:p text:style-name="P4"><text:span text:style-name="T1">use </text:span><text:span text:style-name="T3">Ens\JobeetBundle\Entity\Category;</text:span></text:p>
      <text:p text:style-name="P4"/>
      <text:p text:style-name="P4"/>
      <text:p text:style-name="P14">/**</text:p>
      <text:p text:style-name="P14"><text:s/>* Category controller.</text:p>
      <text:p text:style-name="P14"><text:s/>*</text:p>
      <text:p text:style-name="P14"><text:s/>*/</text:p>
      <text:p text:style-name="P4"><text:span text:style-name="T1">class </text:span><text:span text:style-name="T3">CategoryController </text:span><text:span text:style-name="T1">extends </text:span><text:span text:style-name="T3">Controller</text:span></text:p>
      <text:p text:style-name="P10">{</text:p>
      <text:p text:style-name="P4"/>
      <text:p text:style-name="P4"><text:span text:style-name="T3"><text:s text:c="4"/></text:span><text:span text:style-name="T19">public function </text:span><text:span text:style-name="T18">showAction($slug)</text:span></text:p>
      <text:p text:style-name="P10"><text:s text:c="4"/>{</text:p>
      <text:p text:style-name="P10"><text:s text:c="8"/>$em = $this-&gt;getDoctrine()-&gt;getEntityManager();</text:p>
      <text:p text:style-name="P10"><text:s/></text:p>
      <text:p text:style-name="P4"><text:span text:style-name="T3"><text:s text:c="8"/>$category = $em-&gt;getRepository(</text:span><text:span text:style-name="T8">'EnsJobeetBundle:Category'</text:span><text:span text:style-name="T3">)-&gt;findOneBySlug($slug);</text:span></text:p>
      <text:p text:style-name="P10"><text:s/></text:p>
      <text:p text:style-name="P4"><text:span text:style-name="T3"><text:s text:c="8"/></text:span><text:span text:style-name="T1">if </text:span><text:span text:style-name="T3">(!$category) {</text:span></text:p>
      <text:p text:style-name="P4"><text:span text:style-name="T3"><text:s text:c="12"/></text:span><text:span text:style-name="T1">throw </text:span><text:span text:style-name="T3">$this-&gt;createNotFoundException(</text:span><text:span text:style-name="T8">'Unable to find Category </text:span><text:soft-page-break/><text:span text:style-name="T8">entity.'</text:span><text:span text:style-name="T3">);</text:span></text:p>
      <text:p text:style-name="P10"><text:s text:c="8"/>}</text:p>
      <text:p text:style-name="P10"><text:s/></text:p>
      <text:p text:style-name="P4"><text:span text:style-name="T3"><text:s text:c="8"/>$category-&gt;setActiveJobs($em-&gt;getRepository(</text:span><text:span text:style-name="T8">'EnsJobeetBundle:Job'</text:span><text:span text:style-name="T3">)-&gt;getActiveJobs($category-&gt;getId()));</text:span></text:p>
      <text:p text:style-name="P10"><text:s/></text:p>
      <text:p text:style-name="P4"><text:span text:style-name="T3"><text:s text:c="8"/></text:span><text:span text:style-name="T1">return </text:span><text:span text:style-name="T3">$this-&gt;render(</text:span><text:span text:style-name="T8">'EnsJobeetBundle:Category:show.html.twig'</text:span><text:span text:style-name="T3">, </text:span><text:span text:style-name="T1">array</text:span><text:span text:style-name="T3">(</text:span></text:p>
      <text:p text:style-name="P4"><text:span text:style-name="T3"><text:s text:c="12"/></text:span><text:span text:style-name="T8">'category' </text:span><text:span text:style-name="T3">=&gt; $category,</text:span></text:p>
      <text:p text:style-name="P10"><text:s text:c="8"/>));</text:p>
      <text:p text:style-name="P10"><text:s text:c="4"/>}</text:p>
      <text:p text:style-name="P4"/>
      <text:p text:style-name="P10">}</text:p>
      <text:p text:style-name="P10"/>
      <text:p text:style-name="P12">2. Ostanim krokiem jest stworzenie nowego katalogu <text:span text:style-name="T18">Category</text:span> i szablonu <text:span text:style-name="T18">show.html.twig</text:span></text:p>
      <text:p text:style-name="P12"/>
      <text:p text:style-name="P12">src\Ens\JobeetBundle\Resources\views\<text:span text:style-name="T18">Category\show.html.twig</text:span></text:p>
      <text:p text:style-name="P7"/>
      <text:p text:style-name="P22"><text:span text:style-name="T10">{%</text:span><text:span text:style-name="T1"> extends </text:span><text:span text:style-name="T8">'EnsJobeetBundle::layout.html.twig'</text:span><text:span text:style-name="T1"> </text:span><text:span text:style-name="T10">%}</text:span></text:p>
      <text:p text:style-name="P10"><text:s/></text:p>
      <text:p text:style-name="P4"><text:span text:style-name="T10">{%</text:span><text:span text:style-name="T1"> block </text:span><text:span text:style-name="T3">title</text:span><text:span text:style-name="T1"> </text:span><text:span text:style-name="T10">%}</text:span></text:p>
      <text:p text:style-name="P4"><text:span text:style-name="T3"><text:s text:c="2"/>Jobs in the </text:span><text:span text:style-name="T10">{{</text:span><text:span text:style-name="T1"> </text:span><text:span text:style-name="T3">category</text:span><text:span text:style-name="T12">.</text:span><text:span text:style-name="T3">name</text:span><text:span text:style-name="T1"> </text:span><text:span text:style-name="T10">}}</text:span><text:span text:style-name="T3"> category</text:span></text:p>
      <text:p text:style-name="P4"><text:span text:style-name="T10">{%</text:span><text:span text:style-name="T1"> endblock </text:span><text:span text:style-name="T10">%}</text:span></text:p>
      <text:p text:style-name="P10"><text:s/></text:p>
      <text:p text:style-name="P4"><text:span text:style-name="T10">{%</text:span><text:span text:style-name="T1"> block </text:span><text:span text:style-name="T3">stylesheets</text:span><text:span text:style-name="T1"> </text:span><text:span text:style-name="T10">%}</text:span></text:p>
      <text:p text:style-name="P4"><text:span text:style-name="T3"><text:s text:c="2"/></text:span><text:span text:style-name="T10">{{</text:span><text:span text:style-name="T1"> </text:span><text:span text:style-name="T3">parent</text:span><text:span text:style-name="T12">()</text:span><text:span text:style-name="T1"> </text:span><text:span text:style-name="T10">}}</text:span></text:p>
      <text:p text:style-name="P4"><text:span text:style-name="T3"><text:s text:c="2"/></text:span><text:span text:style-name="T13">&lt;</text:span><text:span text:style-name="T14">link</text:span> <text:span text:style-name="T15">rel</text:span><text:span text:style-name="T3">=</text:span><text:span text:style-name="T16">"stylesheet"</text:span> <text:span text:style-name="T15">href</text:span><text:span text:style-name="T3">=</text:span>"<text:span text:style-name="T10">{{</text:span><text:span text:style-name="T1"> </text:span><text:span text:style-name="T3">asset</text:span><text:span text:style-name="T12">(</text:span><text:span text:style-name="T8">'bundles/ensjobeet/css/jobs.css'</text:span><text:span text:style-name="T12">)</text:span><text:span text:style-name="T1"> </text:span><text:span text:style-name="T10">}}</text:span>" <text:span text:style-name="T15">type</text:span><text:span text:style-name="T3">=</text:span><text:span text:style-name="T16">"text/css"</text:span> <text:span text:style-name="T15">media</text:span><text:span text:style-name="T3">=</text:span><text:span text:style-name="T16">"all"</text:span> <text:span text:style-name="T13">/&gt;</text:span></text:p>
      <text:p text:style-name="P4"><text:span text:style-name="T10">{%</text:span><text:span text:style-name="T1"> endblock </text:span><text:span text:style-name="T10">%}</text:span></text:p>
      <text:p text:style-name="P10"><text:s/></text:p>
      <text:p text:style-name="P4"><text:span text:style-name="T10">{%</text:span><text:span text:style-name="T1"> block </text:span><text:span text:style-name="T3">content</text:span><text:span text:style-name="T1"> </text:span><text:span text:style-name="T10">%}</text:span></text:p>
      <text:p text:style-name="P4"><text:span text:style-name="T3"><text:s text:c="2"/></text:span><text:span text:style-name="T13">&lt;</text:span><text:span text:style-name="T14">div</text:span> <text:span text:style-name="T15">class</text:span><text:span text:style-name="T3">=</text:span><text:span text:style-name="T16">"category"</text:span><text:span text:style-name="T13">&gt;</text:span></text:p>
      <text:p text:style-name="P4"><text:span text:style-name="T3"><text:s text:c="4"/></text:span><text:span text:style-name="T13">&lt;</text:span><text:span text:style-name="T14">div</text:span> <text:span text:style-name="T15">class</text:span><text:span text:style-name="T3">=</text:span><text:span text:style-name="T16">"feed"</text:span><text:span text:style-name="T13">&gt;</text:span></text:p>
      <text:p text:style-name="P4"><text:span text:style-name="T3"><text:s text:c="6"/></text:span><text:span text:style-name="T13">&lt;</text:span><text:span text:style-name="T14">a</text:span> <text:span text:style-name="T15">href</text:span><text:span text:style-name="T3">=</text:span><text:span text:style-name="T16">""</text:span><text:span text:style-name="T13">&gt;</text:span><text:span text:style-name="T3">Feed</text:span><text:span text:style-name="T13">&lt;/</text:span><text:span text:style-name="T14">a</text:span><text:span text:style-name="T13">&gt;</text:span></text:p>
      <text:p text:style-name="P4"><text:span text:style-name="T3"><text:s text:c="4"/></text:span><text:span text:style-name="T13">&lt;/</text:span><text:span text:style-name="T14">div</text:span><text:span text:style-name="T13">&gt;</text:span></text:p>
      <text:p text:style-name="P4"><text:span text:style-name="T3"><text:s text:c="4"/></text:span><text:span text:style-name="T13">&lt;</text:span><text:span text:style-name="T14">h1</text:span><text:span text:style-name="T13">&gt;</text:span><text:span text:style-name="T10">{{</text:span><text:span text:style-name="T1"> </text:span><text:span text:style-name="T3">category</text:span><text:span text:style-name="T12">.</text:span><text:span text:style-name="T3">name</text:span><text:span text:style-name="T1"> </text:span><text:span text:style-name="T10">}}</text:span><text:span text:style-name="T13">&lt;/</text:span><text:span text:style-name="T14">h1</text:span><text:span text:style-name="T13">&gt;</text:span></text:p>
      <text:p text:style-name="P4"><text:span text:style-name="T3"><text:s text:c="2"/></text:span><text:span text:style-name="T13">&lt;/</text:span><text:span text:style-name="T14">div</text:span><text:span text:style-name="T13">&gt;</text:span></text:p>
      <text:p text:style-name="P10"><text:s/></text:p>
      <text:p text:style-name="P4"><text:span text:style-name="T3"><text:s text:c="2"/></text:span><text:span text:style-name="T13">&lt;</text:span><text:span text:style-name="T14">table</text:span> <text:span text:style-name="T15">class</text:span><text:span text:style-name="T3">=</text:span><text:span text:style-name="T16">"jobs"</text:span><text:span text:style-name="T13">&gt;</text:span></text:p>
      <text:p text:style-name="P4"><text:span text:style-name="T3"><text:s text:c="4"/></text:span><text:span text:style-name="T10">{%</text:span><text:span text:style-name="T1"> for </text:span><text:span text:style-name="T3">entity</text:span><text:span text:style-name="T1"> in </text:span><text:span text:style-name="T3">category</text:span><text:span text:style-name="T12">.</text:span><text:span text:style-name="T3">activejobs</text:span><text:span text:style-name="T1"> </text:span><text:span text:style-name="T10">%}</text:span></text:p>
      <text:p text:style-name="P4"><text:span text:style-name="T3"><text:s text:c="6"/></text:span><text:span text:style-name="T13">&lt;</text:span><text:span text:style-name="T14">tr</text:span> <text:span text:style-name="T15">class</text:span><text:span text:style-name="T3">=</text:span>"<text:span text:style-name="T10">{{</text:span><text:span text:style-name="T1"> </text:span><text:span text:style-name="T3">cycle</text:span><text:span text:style-name="T12">([</text:span><text:span text:style-name="T8">'even'</text:span><text:span text:style-name="T12">,</text:span><text:span text:style-name="T1"> </text:span><text:span text:style-name="T8">'odd'</text:span><text:span text:style-name="T12">],</text:span><text:span text:style-name="T1"> </text:span><text:span text:style-name="T3">loop</text:span><text:span text:style-name="T12">.</text:span><text:span text:style-name="T3">index</text:span><text:span text:style-name="T12">)</text:span><text:span text:style-name="T1"> </text:span><text:span text:style-name="T10">}}</text:span>"<text:span text:style-name="T13">&gt;</text:span></text:p>
      <text:p text:style-name="P4"><text:span text:style-name="T3"><text:s text:c="8"/></text:span><text:span text:style-name="T13">&lt;</text:span><text:span text:style-name="T14">td</text:span> <text:span text:style-name="T15">class</text:span><text:span text:style-name="T3">=</text:span><text:span text:style-name="T16">"location"</text:span><text:span text:style-name="T13">&gt;</text:span><text:span text:style-name="T10">{{</text:span><text:span text:style-name="T1"> </text:span><text:span text:style-name="T3">entity</text:span><text:span text:style-name="T12">.</text:span><text:span text:style-name="T3">location</text:span><text:span text:style-name="T1"> </text:span><text:span text:style-name="T10">}}</text:span><text:span text:style-name="T13">&lt;/</text:span><text:span text:style-name="T14">td</text:span><text:span text:style-name="T13">&gt;</text:span></text:p>
      <text:p text:style-name="P4"><text:span text:style-name="T3"><text:s text:c="8"/></text:span><text:span text:style-name="T13">&lt;</text:span><text:span text:style-name="T14">td</text:span> <text:span text:style-name="T15">class</text:span><text:span text:style-name="T3">=</text:span><text:span text:style-name="T16">"position"</text:span><text:span text:style-name="T13">&gt;</text:span></text:p>
      <text:p text:style-name="P4"><text:span text:style-name="T3"><text:s text:c="10"/></text:span><text:span text:style-name="T13">&lt;</text:span><text:span text:style-name="T14">a</text:span> <text:span text:style-name="T15">href</text:span><text:span text:style-name="T3">=</text:span>"<text:span text:style-name="T10">{{</text:span><text:span text:style-name="T1"> </text:span><text:span text:style-name="T3">path</text:span><text:span text:style-name="T12">(</text:span><text:span text:style-name="T8">'ens_job_show'</text:span><text:span text:style-name="T12">,</text:span><text:span text:style-name="T1"> </text:span><text:span text:style-name="T17">{</text:span><text:span text:style-name="T1"> </text:span><text:span text:style-name="T8">'id'</text:span><text:span text:style-name="T12">:</text:span><text:span text:style-name="T1"> </text:span><text:span text:style-name="T3">entity</text:span><text:span text:style-name="T12">.</text:span><text:span text:style-name="T3">id</text:span><text:span text:style-name="T12">,</text:span><text:span text:style-name="T1"> </text:span><text:span text:style-name="T8">'company'</text:span><text:span text:style-name="T12">:</text:span><text:span text:style-name="T1"> </text:span><text:span text:style-name="T3">entity</text:span><text:span text:style-name="T12">.</text:span><text:span text:style-name="T3">companyslug</text:span><text:span text:style-name="T12">,</text:span><text:span text:style-name="T1"> </text:span><text:span text:style-name="T8">'location'</text:span><text:span text:style-name="T12">:</text:span><text:span text:style-name="T1"> </text:span><text:span text:style-name="T3">entity</text:span><text:span text:style-name="T12">.</text:span><text:span text:style-name="T3">locationslug</text:span><text:span text:style-name="T12">,</text:span><text:span text:style-name="T1"> </text:span><text:span text:style-name="T8">'position'</text:span><text:span text:style-name="T12">:</text:span><text:span text:style-name="T1"> </text:span><text:span text:style-name="T3">entity</text:span><text:span text:style-name="T12">.</text:span><text:span text:style-name="T3">positionslug</text:span><text:span text:style-name="T1"> </text:span><text:span text:style-name="T17">}</text:span><text:span text:style-name="T12">)</text:span><text:span text:style-name="T1"> </text:span><text:span text:style-name="T10">}}</text:span>"<text:span text:style-name="T13">&gt;</text:span></text:p>
      <text:p text:style-name="P4"><text:span text:style-name="T3"><text:s text:c="12"/></text:span><text:span text:style-name="T10">{{</text:span><text:span text:style-name="T1"> </text:span><text:span text:style-name="T3">entity</text:span><text:span text:style-name="T12">.</text:span><text:span text:style-name="T3">position</text:span><text:span text:style-name="T1"> </text:span><text:span text:style-name="T10">}}</text:span></text:p>
      <text:p text:style-name="P4"><text:span text:style-name="T3"><text:s text:c="10"/></text:span><text:span text:style-name="T13">&lt;/</text:span><text:span text:style-name="T14">a</text:span><text:span text:style-name="T13">&gt;</text:span></text:p>
      <text:p text:style-name="P4"><text:span text:style-name="T3"><text:s text:c="8"/></text:span><text:span text:style-name="T13">&lt;/</text:span><text:span text:style-name="T14">td</text:span><text:span text:style-name="T13">&gt;</text:span></text:p>
      <text:p text:style-name="P4"><text:span text:style-name="T3"><text:s text:c="8"/></text:span><text:span text:style-name="T13">&lt;</text:span><text:span text:style-name="T14">td</text:span> <text:span text:style-name="T15">class</text:span><text:span text:style-name="T3">=</text:span><text:span text:style-name="T16">"company"</text:span><text:span text:style-name="T13">&gt;</text:span><text:span text:style-name="T10">{{</text:span><text:span text:style-name="T1"> </text:span><text:span text:style-name="T3">entity</text:span><text:span text:style-name="T12">.</text:span><text:span text:style-name="T3">company</text:span><text:span text:style-name="T1"> </text:span><text:span text:style-name="T10">}}</text:span><text:span text:style-name="T13">&lt;/</text:span><text:span text:style-name="T14">td</text:span><text:span text:style-name="T13">&gt;</text:span></text:p>
      <text:p text:style-name="P4"><text:span text:style-name="T3"><text:s text:c="6"/></text:span><text:span text:style-name="T13">&lt;/</text:span><text:span text:style-name="T14">tr</text:span><text:span text:style-name="T13">&gt;</text:span></text:p>
      <text:p text:style-name="P4"><text:span text:style-name="T3"><text:s text:c="4"/></text:span><text:span text:style-name="T10">{%</text:span><text:span text:style-name="T1"> endfor </text:span><text:span text:style-name="T10">%}</text:span></text:p>
      <text:p text:style-name="P4"><text:span text:style-name="T3"><text:s text:c="2"/></text:span><text:span text:style-name="T13">&lt;/</text:span><text:span text:style-name="T14">table</text:span><text:span text:style-name="T13">&gt;</text:span></text:p>
      <text:p text:style-name="P4"><text:span text:style-name="T10">{%</text:span><text:span text:style-name="T1"> endblock </text:span><text:span text:style-name="T10">%}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0">Including Other Twig Templates</text:p>
      <text:p text:style-name="P20"/>
      <text:p text:style-name="P18">Refaktoryzacja kodu html</text:p>
      <text:p text:style-name="P18"/>
      <text:p text:style-name="P18">1. Tworzymy nowy szablon list.html.twig i wklejamy do niego fragmęt kodu z index.html.twig:</text:p>
      <text:p text:style-name="P18"/>
      <text:p text:style-name="P18">&lt;!-- src/Ens/JobeetBundle/Resources/views/Job/list.html.twig --&gt;</text:p>
      <text:p text:style-name="P18"/>
      <text:p text:style-name="P4"><text:span text:style-name="T12">{# src/Ens/JobeetBundle/Resources/views/Job/list.html.twig #}</text:span><text:span text:style-name="T3"> <text:s text:c="7"/></text:span></text:p>
      <text:p text:style-name="P4"><text:span text:style-name="T3"><text:s text:c="8"/></text:span><text:span text:style-name="T13">&lt;</text:span><text:span text:style-name="T14">table</text:span> <text:span text:style-name="T15">class</text:span><text:span text:style-name="T3">=</text:span><text:span text:style-name="T16">"jobs"</text:span><text:span text:style-name="T13">&gt;</text:span></text:p>
      <text:p text:style-name="P4"><text:span text:style-name="T3"><text:s text:c="10"/></text:span><text:span text:style-name="T10">{%</text:span><text:span text:style-name="T1"> for </text:span><text:span text:style-name="T3">entity</text:span><text:span text:style-name="T1"> in </text:span><text:span text:style-name="T3">category</text:span><text:span text:style-name="T12">.</text:span><text:span text:style-name="T3">activejobs</text:span><text:span text:style-name="T1"> </text:span><text:span text:style-name="T10">%}</text:span></text:p>
      <text:p text:style-name="P4"><text:span text:style-name="T3"><text:s text:c="12"/></text:span><text:span text:style-name="T13">&lt;</text:span><text:span text:style-name="T14">tr</text:span> <text:span text:style-name="T15">class</text:span><text:span text:style-name="T3">=</text:span>"<text:span text:style-name="T10">{{</text:span><text:span text:style-name="T1"> </text:span><text:span text:style-name="T3">cycle</text:span><text:span text:style-name="T12">([</text:span><text:span text:style-name="T8">'even'</text:span><text:span text:style-name="T12">,</text:span><text:span text:style-name="T1"> </text:span><text:span text:style-name="T8">'odd'</text:span><text:span text:style-name="T12">],</text:span><text:span text:style-name="T1"> </text:span><text:span text:style-name="T3">loop</text:span><text:span text:style-name="T12">.</text:span><text:span text:style-name="T3">index</text:span><text:span text:style-name="T12">)</text:span><text:span text:style-name="T1"> </text:span><text:span text:style-name="T10">}}</text:span>"<text:span text:style-name="T13">&gt;</text:span></text:p>
      <text:p text:style-name="P4"><text:span text:style-name="T3"><text:s text:c="14"/></text:span><text:span text:style-name="T13">&lt;</text:span><text:span text:style-name="T14">td</text:span> <text:span text:style-name="T15">class</text:span><text:span text:style-name="T3">=</text:span><text:span text:style-name="T16">"location"</text:span><text:span text:style-name="T13">&gt;</text:span><text:span text:style-name="T10">{{</text:span><text:span text:style-name="T1"> </text:span><text:span text:style-name="T3">entity</text:span><text:span text:style-name="T12">.</text:span><text:span text:style-name="T3">location</text:span><text:span text:style-name="T1"> </text:span><text:span text:style-name="T10">}}</text:span><text:span text:style-name="T13">&lt;/</text:span><text:span text:style-name="T14">td</text:span><text:span text:style-name="T13">&gt;</text:span></text:p>
      <text:p text:style-name="P4"><text:span text:style-name="T3"><text:s text:c="14"/></text:span><text:span text:style-name="T13">&lt;</text:span><text:span text:style-name="T14">td</text:span> <text:span text:style-name="T15">class</text:span><text:span text:style-name="T3">=</text:span><text:span text:style-name="T16">"position"</text:span><text:span text:style-name="T13">&gt;</text:span></text:p>
      <text:p text:style-name="P4"><text:span text:style-name="T3"><text:s text:c="16"/></text:span><text:span text:style-name="T13">&lt;</text:span><text:span text:style-name="T14">a</text:span> <text:span text:style-name="T15">href</text:span><text:span text:style-name="T3">=</text:span>"<text:span text:style-name="T10">{{</text:span><text:span text:style-name="T1"> </text:span><text:span text:style-name="T3">path</text:span><text:span text:style-name="T12">(</text:span><text:span text:style-name="T8">'ens_job_show'</text:span><text:span text:style-name="T12">,</text:span><text:span text:style-name="T1"> </text:span><text:span text:style-name="T17">{</text:span><text:span text:style-name="T1"> </text:span><text:span text:style-name="T8">'id'</text:span><text:span text:style-name="T12">:</text:span><text:span text:style-name="T1"> </text:span><text:span text:style-name="T3">entity</text:span><text:span text:style-name="T12">.</text:span><text:span text:style-name="T3">id</text:span><text:span text:style-name="T12">,</text:span><text:span text:style-name="T1"> </text:span><text:span text:style-name="T8">'company'</text:span><text:span text:style-name="T12">:</text:span><text:span text:style-name="T1"> </text:span><text:span text:style-name="T3">entity</text:span><text:span text:style-name="T12">.</text:span><text:span text:style-name="T3">companyslug</text:span><text:span text:style-name="T12">,</text:span><text:span text:style-name="T1"> </text:span><text:span text:style-name="T8">'location'</text:span><text:span text:style-name="T12">:</text:span><text:span text:style-name="T1"> </text:span><text:span text:style-name="T3">entity</text:span><text:span text:style-name="T12">.</text:span><text:span text:style-name="T3">locationslug</text:span><text:span text:style-name="T12">,</text:span><text:span text:style-name="T1"> </text:span><text:span text:style-name="T8">'position'</text:span><text:span text:style-name="T12">:</text:span><text:span text:style-name="T1"> </text:span><text:span text:style-name="T3">entity</text:span><text:span text:style-name="T12">.</text:span><text:span text:style-name="T3">positionslug</text:span><text:span text:style-name="T1"> </text:span><text:span text:style-name="T17">}</text:span><text:span text:style-name="T12">)</text:span><text:span text:style-name="T1"> </text:span><text:span text:style-name="T10">}}</text:span>"<text:span text:style-name="T13">&gt;</text:span></text:p>
      <text:p text:style-name="P4"><text:span text:style-name="T3"><text:s text:c="18"/></text:span><text:span text:style-name="T10">{{</text:span><text:span text:style-name="T1"> </text:span><text:span text:style-name="T3">entity</text:span><text:span text:style-name="T12">.</text:span><text:span text:style-name="T3">position</text:span><text:span text:style-name="T1"> </text:span><text:span text:style-name="T10">}}</text:span></text:p>
      <text:p text:style-name="P4"><text:span text:style-name="T3"><text:s text:c="16"/></text:span><text:span text:style-name="T13">&lt;/</text:span><text:span text:style-name="T14">a</text:span><text:span text:style-name="T13">&gt;</text:span></text:p>
      <text:p text:style-name="P4"><text:span text:style-name="T3"><text:s text:c="14"/></text:span><text:span text:style-name="T13">&lt;/</text:span><text:span text:style-name="T14">td</text:span><text:span text:style-name="T13">&gt;</text:span></text:p>
      <text:p text:style-name="P4"><text:span text:style-name="T3"><text:s text:c="14"/></text:span><text:span text:style-name="T13">&lt;</text:span><text:span text:style-name="T14">td</text:span> <text:span text:style-name="T15">class</text:span><text:span text:style-name="T3">=</text:span><text:span text:style-name="T16">"company"</text:span><text:span text:style-name="T13">&gt;</text:span><text:span text:style-name="T10">{{</text:span><text:span text:style-name="T1"> </text:span><text:span text:style-name="T3">entity</text:span><text:span text:style-name="T12">.</text:span><text:span text:style-name="T3">company</text:span><text:span text:style-name="T1"> </text:span><text:span text:style-name="T10">}}</text:span><text:span text:style-name="T13">&lt;/</text:span><text:span text:style-name="T14">td</text:span><text:span text:style-name="T13">&gt;</text:span></text:p>
      <text:p text:style-name="P4"><text:span text:style-name="T3"><text:s text:c="12"/></text:span><text:span text:style-name="T13">&lt;/</text:span><text:span text:style-name="T14">tr</text:span><text:span text:style-name="T13">&gt;</text:span></text:p>
      <text:p text:style-name="P4"><text:span text:style-name="T3"><text:s text:c="10"/></text:span><text:span text:style-name="T10">{%</text:span><text:span text:style-name="T1"> endfor </text:span><text:span text:style-name="T10">%}</text:span></text:p>
      <text:p text:style-name="P4"><text:span text:style-name="T3"><text:s text:c="8"/></text:span><text:span text:style-name="T13">&lt;/</text:span><text:span text:style-name="T14">table</text:span><text:span text:style-name="T13">&gt;</text:span></text:p>
      <text:p text:style-name="P25"/>
      <text:p text:style-name="P19">2. Natomiast w <text:span text:style-name="T28">index.html.twig zastępujemy wycięty kawałek kodu następującym:</text:span></text:p>
      <text:p text:style-name="P18"/>
      <text:p text:style-name="P16">{# src/Ens/JobeetBundle/Resources/view/Job/index.html.twig #}</text:p>
      <text:p text:style-name="P4"><text:span text:style-name="T10">{%</text:span><text:span text:style-name="T1"> include </text:span><text:span text:style-name="T8">'EnsJobeetBundle:Job:list.html.twig'</text:span><text:span text:style-name="T1"> </text:span><text:span text:style-name="T3">with</text:span><text:span text:style-name="T1"> </text:span><text:span text:style-name="T17">{</text:span><text:span text:style-name="T8">'jobs'</text:span><text:span text:style-name="T12">:</text:span><text:span text:style-name="T1"> </text:span><text:span text:style-name="T3">category</text:span><text:span text:style-name="T12">.</text:span><text:span text:style-name="T3">activejobs</text:span><text:span text:style-name="T17">}</text:span><text:span text:style-name="T1"> </text:span><text:span text:style-name="T10">%}</text:span></text:p>
      <text:p text:style-name="P24"/>
      <text:p text:style-name="P19">3. To samo robimy dla szablonu show.html.twig:</text:p>
      <text:p text:style-name="P19"/>
      <text:p text:style-name="P22"><text:span text:style-name="T3"><text:s text:c="2"/></text:span><text:span text:style-name="T12">{# src/Ens/JobeetBundle/Resources/view/Category/show.html.twig #}</text:span></text:p>
      <text:p text:style-name="P4"><text:span text:style-name="T3"><text:s text:c="2"/></text:span><text:span text:style-name="T10">{%</text:span><text:span text:style-name="T1"> include </text:span><text:span text:style-name="T8">'EnsJobeetBundle:Job:list.html.twig'</text:span><text:span text:style-name="T1"> </text:span><text:span text:style-name="T3">with</text:span><text:span text:style-name="T1"> </text:span><text:span text:style-name="T17">{</text:span><text:span text:style-name="T8">'jobs'</text:span><text:span text:style-name="T12">:</text:span><text:span text:style-name="T1"> </text:span><text:span text:style-name="T3">category</text:span><text:span text:style-name="T12">.</text:span><text:span text:style-name="T3">activejobs</text:span><text:span text:style-name="T17">}</text:span><text:span text:style-name="T1"> </text:span><text:span text:style-name="T10">%}</text:span></text:p>
      <text:p text:style-name="P24"/>
      <text:p text:style-name="P20">List Pagination</text:p>
      <text:p text:style-name="P20"/>
      <text:p text:style-name="P18">Wyświetlanie na stronie ofert danej kategorii z podziałem na strony:</text:p>
      <text:p text:style-name="P18"/>
      <text:p text:style-name="P18">1. W routingu wprowadzamy zmianę:</text:p>
      <text:p text:style-name="P18"/>
      <text:p text:style-name="P21"># src/Ens/JobeetBundle/Resources/config/routing.yml</text:p>
      <text:p text:style-name="P21"># ...</text:p>
      <text:p text:style-name="P21">ens_jobeet_category:</text:p>
      <text:p text:style-name="P4"><text:s text:c="4"/>pattern: <text:s/>/category/{slug}/<text:span text:style-name="T18">{page}</text:span></text:p>
      <text:p text:style-name="P4"><text:s text:c="4"/>defaults: { _controller: EnsJobeetBundle:Category:show, <text:span text:style-name="T18">page: 1</text:span> }</text:p>
      <text:p text:style-name="P4"/>
      <text:p text:style-name="P26">2. W pliku konfiguracyjnym wprowadzmy parametr określający liczbę ofert wyświetlanych na stronie:</text:p>
      <text:p text:style-name="P26"/>
      <text:p text:style-name="P26"># app/config/config.yml</text:p>
      <text:p text:style-name="P26"># ...</text:p>
      <text:p text:style-name="P4">parameters:</text:p>
      <text:p text:style-name="P4"><text:s text:c="4"/>max_jobs_on_homepage: 10</text:p>
      <text:p text:style-name="P4"><text:s text:c="4"/><text:span text:style-name="T18">max_jobs_on_category: 20</text:span></text:p>
      <text:p text:style-name="P6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3. Zmiana metody getActiveJobs (dodanie parametru <text:span text:style-name="T18">$offset</text:span>)</text:p>
      <text:p text:style-name="P19"/>
      <text:p text:style-name="P19">// src/Ens/JobeetBundle/Repository/JobRepository.php</text:p>
      <text:p text:style-name="P8"/>
      <text:p text:style-name="P8">&lt;?php</text:p>
      <text:p text:style-name="P4"/>
      <text:p text:style-name="P10">namespace Ens\JobeetBundle\Repository;</text:p>
      <text:p text:style-name="P4"/>
      <text:p text:style-name="P4"><text:span text:style-name="T1">use </text:span><text:span text:style-name="T3">Doctrine\ORM\EntityRepository;</text:span></text:p>
      <text:p text:style-name="P4"/>
      <text:p text:style-name="P14">/**</text:p>
      <text:p text:style-name="P14"><text:s/>* JobRepository</text:p>
      <text:p text:style-name="P14"><text:s/>*</text:p>
      <text:p text:style-name="P14"><text:s/>* This class was generated by the Doctrine ORM. Add your own custom</text:p>
      <text:p text:style-name="P14"><text:s/>* repository methods below.</text:p>
      <text:p text:style-name="P14"><text:s/>*/</text:p>
      <text:p text:style-name="P4"><text:span text:style-name="T1">class </text:span><text:span text:style-name="T3">JobRepository </text:span><text:span text:style-name="T1">extends </text:span><text:span text:style-name="T3">EntityRepository</text:span></text:p>
      <text:p text:style-name="P10">{</text:p>
      <text:p text:style-name="P4"><text:span text:style-name="T3"><text:s text:c="2"/></text:span><text:span text:style-name="T1">public function </text:span><text:span text:style-name="T3">getActiveJobs($category_id = </text:span><text:span text:style-name="T1">null</text:span><text:span text:style-name="T3">, $max = </text:span><text:span text:style-name="T1">null</text:span><text:span text:style-name="T3">, </text:span><text:span text:style-name="T18">$offset = </text:span><text:span text:style-name="T19">null</text:span><text:span text:style-name="T3">)</text:span></text:p>
      <text:p text:style-name="P10"><text:s text:c="2"/>{</text:p>
      <text:p text:style-name="P4"><text:span text:style-name="T3"><text:s text:c="4"/>$qb = $this-&gt;createQueryBuilder(</text:span><text:span text:style-name="T8">'j'</text:span><text:span text:style-name="T3">)</text:span></text:p>
      <text:p text:style-name="P4"><text:span text:style-name="T3"><text:s text:c="6"/>-&gt;where(</text:span><text:span text:style-name="T8">'j.expires_at &gt; :date'</text:span><text:span text:style-name="T3">)</text:span></text:p>
      <text:p text:style-name="P4"><text:span text:style-name="T3"><text:s text:c="6"/>-&gt;setParameter(</text:span><text:span text:style-name="T8">'date'</text:span><text:span text:style-name="T3">, date(</text:span><text:span text:style-name="T8">'Y-m-d H:i:s'</text:span><text:span text:style-name="T3">, time()))</text:span></text:p>
      <text:p text:style-name="P4"><text:span text:style-name="T3"><text:s text:c="6"/>-&gt;orderBy(</text:span><text:span text:style-name="T8">'j.expires_at'</text:span><text:span text:style-name="T3">, </text:span><text:span text:style-name="T8">'DESC'</text:span><text:span text:style-name="T3">);</text:span></text:p>
      <text:p text:style-name="P4"/>
      <text:p text:style-name="P4"><text:span text:style-name="T3"><text:s text:c="4"/></text:span><text:span text:style-name="T1">if</text:span><text:span text:style-name="T3">($max)</text:span></text:p>
      <text:p text:style-name="P10"><text:s text:c="4"/>{</text:p>
      <text:p text:style-name="P10"><text:s text:c="6"/>$qb-&gt;setMaxResults($max);</text:p>
      <text:p text:style-name="P10"><text:s text:c="4"/>}</text:p>
      <text:p text:style-name="P10"><text:s text:c="4"/></text:p>
      <text:p text:style-name="P6"><text:s text:c="4"/><text:span text:style-name="T9">if</text:span>($offset)</text:p>
      <text:p text:style-name="P6"><text:s text:c="4"/>{</text:p>
      <text:p text:style-name="P6"><text:s text:c="6"/>$qb-&gt;setFirstResult($offset);</text:p>
      <text:p text:style-name="P6"><text:s text:c="4"/>}</text:p>
      <text:p text:style-name="P10"><text:s text:c="5"/></text:p>
      <text:p text:style-name="P4"><text:span text:style-name="T3"><text:s text:c="4"/></text:span><text:span text:style-name="T1">if</text:span><text:span text:style-name="T3">($category_id)</text:span></text:p>
      <text:p text:style-name="P10"><text:s text:c="4"/>{</text:p>
      <text:p text:style-name="P4"><text:span text:style-name="T3"><text:s text:c="6"/>$qb-&gt;andWhere(</text:span><text:span text:style-name="T8">'j.category = :category_id'</text:span><text:span text:style-name="T3">)</text:span></text:p>
      <text:p text:style-name="P4"><text:span text:style-name="T3"><text:s text:c="9"/>-&gt;setParameter(</text:span><text:span text:style-name="T8">'category_id'</text:span><text:span text:style-name="T3">, $category_id);</text:span></text:p>
      <text:p text:style-name="P10"><text:s text:c="4"/>}</text:p>
      <text:p text:style-name="P10"><text:s/></text:p>
      <text:p text:style-name="P10"><text:s text:c="4"/>$query = $qb-&gt;getQuery();</text:p>
      <text:p text:style-name="P10"><text:s/></text:p>
      <text:p text:style-name="P4"><text:span text:style-name="T3"><text:s text:c="4"/></text:span><text:span text:style-name="T1">return </text:span><text:span text:style-name="T3">$query-&gt;getResult();</text:span></text:p>
      <text:p text:style-name="P10"><text:s text:c="2"/>}</text:p>
      <text:p text:style-name="P10">...</text:p>
      <text:p text:style-name="P10"><text:s text:c="2"/></text:p>
      <text:p text:style-name="P10">}</text:p>
      <text:p text:style-name="P10"/>
      <text:p text:style-name="P12">5. W CategoryController.php modyfikujemy metodę showAction</text:p>
      <text:p text:style-name="P12"/>
      <text:p text:style-name="P12">// src/Ens/JobeetBundle/Controller/CategoryController.php</text:p>
      <text:p text:style-name="P12"/>
      <text:p text:style-name="P8">&lt;?php</text:p>
      <text:p text:style-name="P4"/>
      <text:p text:style-name="P10">namespace Ens\JobeetBundle\Controller;</text:p>
      <text:p text:style-name="P4"/>
      <text:p text:style-name="P17">//use Symfony\Component\HttpFoundation\Request;</text:p>
      <text:p text:style-name="P4"><text:span text:style-name="T1">use </text:span><text:span text:style-name="T3">Symfony\Bundle\FrameworkBundle\Controller\Controller;</text:span></text:p>
      <text:p text:style-name="P4"/>
      <text:p text:style-name="P4"><text:span text:style-name="T1">use </text:span><text:span text:style-name="T3">Ens\JobeetBundle\Entity\Category;</text:span></text:p>
      <text:p text:style-name="P4"/>
      <text:p text:style-name="P4"><text:soft-page-break/></text:p>
      <text:p text:style-name="P14">/**</text:p>
      <text:p text:style-name="P14"><text:s/>* Category controller.</text:p>
      <text:p text:style-name="P14"><text:s/>*</text:p>
      <text:p text:style-name="P14"><text:s/>*/</text:p>
      <text:p text:style-name="P4"><text:span text:style-name="T1">class </text:span><text:span text:style-name="T3">CategoryController </text:span><text:span text:style-name="T1">extends </text:span><text:span text:style-name="T3">Controller</text:span></text:p>
      <text:p text:style-name="P10">{</text:p>
      <text:p text:style-name="P4"/>
      <text:p text:style-name="P4"><text:span text:style-name="T3"><text:s text:c="4"/></text:span><text:span text:style-name="T1">public function </text:span><text:span text:style-name="T3">showAction($slug, </text:span><text:span text:style-name="T18">$page</text:span><text:span text:style-name="T3">)</text:span></text:p>
      <text:p text:style-name="P10"><text:s text:c="4"/>{</text:p>
      <text:p text:style-name="P10"><text:s text:c="8"/>$em = $this-&gt;getDoctrine()-&gt;getEntityManager();</text:p>
      <text:p text:style-name="P10"><text:s/></text:p>
      <text:p text:style-name="P4"><text:span text:style-name="T3"><text:s text:c="8"/>$category = $em-&gt;getRepository(</text:span><text:span text:style-name="T8">'EnsJobeetBundle:Category'</text:span><text:span text:style-name="T3">)-&gt;findOneBySlug($slug);</text:span></text:p>
      <text:p text:style-name="P10"><text:s/></text:p>
      <text:p text:style-name="P4"><text:span text:style-name="T3"><text:s text:c="8"/></text:span><text:span text:style-name="T1">if </text:span><text:span text:style-name="T3">(!$category) {</text:span></text:p>
      <text:p text:style-name="P4"><text:span text:style-name="T3"><text:s text:c="12"/></text:span><text:span text:style-name="T1">throw </text:span><text:span text:style-name="T3">$this-&gt;createNotFoundException(</text:span><text:span text:style-name="T8">'Unable to find Category entity.'</text:span><text:span text:style-name="T3">);</text:span></text:p>
      <text:p text:style-name="P10"><text:s text:c="8"/>}</text:p>
      <text:p text:style-name="P10"><text:s text:c="8"/></text:p>
      <text:p text:style-name="P6"><text:s text:c="8"/>$total_jobs = $em-&gt;getRepository('EnsJobeetBundle:Job')-&gt;countActiveJobs($category-&gt;getId());</text:p>
      <text:p text:style-name="P6"><text:s text:c="8"/>$jobs_per_page = $this-&gt;container-&gt;getParameter('max_jobs_on_category');</text:p>
      <text:p text:style-name="P6"><text:s text:c="8"/>$last_page = ceil($total_jobs / $jobs_per_page);</text:p>
      <text:p text:style-name="P6"><text:s text:c="8"/>$previous_page = $page &gt; 1 ? $page - 1 : 1;</text:p>
      <text:p text:style-name="P6"><text:s text:c="8"/>$next_page = $page &lt; $last_page ? $page + 1 : $last_page;</text:p>
      <text:p text:style-name="P10"><text:s text:c="8"/></text:p>
      <text:p text:style-name="P4"><text:span text:style-name="T3"><text:s text:c="8"/></text:span><text:span text:style-name="T25">//$category-&gt;setActiveJobs($em-&gt;getRepository('EnsJobeetBundle:Job')-&gt;getActiveJobs($category-&gt;getId()));</text:span></text:p>
      <text:p text:style-name="P4"><text:span text:style-name="T3"><text:s text:c="8"/>$category-&gt;setActiveJobs($em-&gt;getRepository(</text:span><text:span text:style-name="T8">'EnsJobeetBundle:Job'</text:span><text:span text:style-name="T3">)-&gt;getActiveJobs($category-&gt;getId(), </text:span><text:span text:style-name="T18">$jobs_per_page, ($page - 1) * $jobs_per_page</text:span><text:span text:style-name="T3">));</text:span></text:p>
      <text:p text:style-name="P10"><text:s/></text:p>
      <text:p text:style-name="P4"><text:span text:style-name="T3"><text:s text:c="8"/></text:span><text:span text:style-name="T1">return </text:span><text:span text:style-name="T3">$this-&gt;render(</text:span><text:span text:style-name="T8">'EnsJobeetBundle:Category:show.html.twig'</text:span><text:span text:style-name="T3">, </text:span><text:span text:style-name="T1">array</text:span><text:span text:style-name="T3">(</text:span></text:p>
      <text:p text:style-name="P4"><text:span text:style-name="T3"><text:s text:c="12"/></text:span><text:span text:style-name="T8">'category' </text:span><text:span text:style-name="T3">=&gt; $category,</text:span></text:p>
      <text:p text:style-name="P6"><text:s text:c="12"/>'last_page' =&gt; $last_page,</text:p>
      <text:p text:style-name="P6"><text:s text:c="12"/>'previous_page' =&gt; $previous_page,</text:p>
      <text:p text:style-name="P6"><text:s text:c="12"/>'current_page' =&gt; $page,</text:p>
      <text:p text:style-name="P6"><text:s text:c="12"/>'next_page' =&gt; $next_page,</text:p>
      <text:p text:style-name="P6"><text:s text:c="12"/>'total_jobs' =&gt; $total_jobs,</text:p>
      <text:p text:style-name="P10"><text:s text:c="8"/>));</text:p>
      <text:p text:style-name="P10"><text:s text:c="4"/>}</text:p>
      <text:p text:style-name="P4"/>
      <text:p text:style-name="P10">}</text:p>
      <text:p text:style-name="P12"/>
      <text:p text:style-name="P12">6. Na końcu dodajemy zmiane w template</text:p>
      <text:p text:style-name="P12"/>
      <text:p text:style-name="P12">&lt;!-- src/Ens/JobeetBundle/Resources/views/Category/show.html.twig --&gt;</text:p>
      <text:p text:style-name="P12"/>
      <text:p text:style-name="P10"><text:span text:style-name="T10">{%</text:span><text:span text:style-name="T1"> extends </text:span><text:span text:style-name="T8">'EnsJobeetBundle::layout.html.twig'</text:span><text:span text:style-name="T1"> </text:span><text:span text:style-name="T10">%}</text:span></text:p>
      <text:p text:style-name="P10"><text:s/></text:p>
      <text:p text:style-name="P4"><text:span text:style-name="T10">{%</text:span><text:span text:style-name="T1"> block </text:span><text:span text:style-name="T3">title</text:span><text:span text:style-name="T1"> </text:span><text:span text:style-name="T10">%}</text:span></text:p>
      <text:p text:style-name="P4"><text:span text:style-name="T3"><text:s text:c="2"/>Jobs in the </text:span><text:span text:style-name="T10">{{</text:span><text:span text:style-name="T1"> </text:span><text:span text:style-name="T3">category</text:span><text:span text:style-name="T12">.</text:span><text:span text:style-name="T3">name</text:span><text:span text:style-name="T1"> </text:span><text:span text:style-name="T10">}}</text:span><text:span text:style-name="T3"> category</text:span></text:p>
      <text:p text:style-name="P4"><text:span text:style-name="T10">{%</text:span><text:span text:style-name="T1"> endblock </text:span><text:span text:style-name="T10">%}</text:span></text:p>
      <text:p text:style-name="P10"><text:s/></text:p>
      <text:p text:style-name="P4"><text:span text:style-name="T10">{%</text:span><text:span text:style-name="T1"> block </text:span><text:span text:style-name="T3">stylesheets</text:span><text:span text:style-name="T1"> </text:span><text:span text:style-name="T10">%}</text:span></text:p>
      <text:p text:style-name="P4"><text:span text:style-name="T3"><text:s text:c="2"/></text:span><text:span text:style-name="T10">{{</text:span><text:span text:style-name="T1"> </text:span><text:span text:style-name="T3">parent</text:span><text:span text:style-name="T12">()</text:span><text:span text:style-name="T1"> </text:span><text:span text:style-name="T10">}}</text:span></text:p>
      <text:p text:style-name="P4"><text:span text:style-name="T3"><text:s text:c="2"/></text:span><text:span text:style-name="T13">&lt;</text:span><text:span text:style-name="T14">link</text:span> <text:span text:style-name="T15">rel</text:span><text:span text:style-name="T3">=</text:span><text:span text:style-name="T16">"stylesheet"</text:span> <text:span text:style-name="T15">href</text:span><text:span text:style-name="T3">=</text:span>"<text:span text:style-name="T10">{{</text:span><text:span text:style-name="T1"> </text:span><text:span text:style-name="T3">asset</text:span><text:span text:style-name="T12">(</text:span><text:span text:style-name="T8">'bundles/ensjobeet/css/jobs.css'</text:span><text:span text:style-name="T12">)</text:span><text:span text:style-name="T1"> </text:span><text:span text:style-name="T10">}}</text:span>" <text:span text:style-name="T15">type</text:span><text:span text:style-name="T3">=</text:span><text:span text:style-name="T16">"text/css"</text:span> <text:span text:style-name="T15">media</text:span><text:span text:style-name="T3">=</text:span><text:span text:style-name="T16">"all"</text:span> <text:span text:style-name="T13">/&gt;</text:span></text:p>
      <text:p text:style-name="P4"><text:span text:style-name="T10">{%</text:span><text:span text:style-name="T1"> endblock </text:span><text:span text:style-name="T10">%}</text:span></text:p>
      <text:p text:style-name="P10"><text:s/></text:p>
      <text:p text:style-name="P4"><text:span text:style-name="T10">{%</text:span><text:span text:style-name="T1"> block </text:span><text:span text:style-name="T3">content</text:span><text:span text:style-name="T1"> </text:span><text:span text:style-name="T10">%}</text:span></text:p>
      <text:p text:style-name="P4"><text:span text:style-name="T3"><text:s text:c="2"/></text:span><text:span text:style-name="T13">&lt;</text:span><text:span text:style-name="T14">div</text:span> <text:span text:style-name="T15">class</text:span><text:span text:style-name="T3">=</text:span><text:span text:style-name="T16">"category"</text:span><text:span text:style-name="T13">&gt;</text:span></text:p>
      <text:p text:style-name="P4"><text:span text:style-name="T3"><text:s text:c="4"/></text:span><text:span text:style-name="T13">&lt;</text:span><text:span text:style-name="T14">div</text:span> <text:span text:style-name="T15">class</text:span><text:span text:style-name="T3">=</text:span><text:span text:style-name="T16">"feed"</text:span><text:span text:style-name="T13">&gt;</text:span></text:p>
      <text:p text:style-name="P4"><text:soft-page-break/><text:span text:style-name="T3"><text:s text:c="6"/></text:span><text:span text:style-name="T13">&lt;</text:span><text:span text:style-name="T14">a</text:span> <text:span text:style-name="T15">href</text:span><text:span text:style-name="T3">=</text:span><text:span text:style-name="T16">""</text:span><text:span text:style-name="T13">&gt;</text:span><text:span text:style-name="T3">Feed</text:span><text:span text:style-name="T13">&lt;/</text:span><text:span text:style-name="T14">a</text:span><text:span text:style-name="T13">&gt;</text:span></text:p>
      <text:p text:style-name="P4"><text:span text:style-name="T3"><text:s text:c="4"/></text:span><text:span text:style-name="T13">&lt;/</text:span><text:span text:style-name="T14">div</text:span><text:span text:style-name="T13">&gt;</text:span></text:p>
      <text:p text:style-name="P4"><text:span text:style-name="T3"><text:s text:c="4"/></text:span><text:span text:style-name="T13">&lt;</text:span><text:span text:style-name="T14">h1</text:span><text:span text:style-name="T13">&gt;</text:span><text:span text:style-name="T10">{{</text:span><text:span text:style-name="T1"> </text:span><text:span text:style-name="T3">category</text:span><text:span text:style-name="T12">.</text:span><text:span text:style-name="T3">name</text:span><text:span text:style-name="T1"> </text:span><text:span text:style-name="T10">}}</text:span><text:span text:style-name="T13">&lt;/</text:span><text:span text:style-name="T14">h1</text:span><text:span text:style-name="T13">&gt;</text:span></text:p>
      <text:p text:style-name="P4"><text:span text:style-name="T3"><text:s text:c="2"/></text:span><text:span text:style-name="T13">&lt;/</text:span><text:span text:style-name="T14">div</text:span><text:span text:style-name="T13">&gt;</text:span></text:p>
      <text:p text:style-name="P4"><text:span text:style-name="T3"><text:s text:c="2"/></text:span><text:span text:style-name="T10">{%</text:span><text:span text:style-name="T1"> include </text:span><text:span text:style-name="T8">'EnsJobeetBundle:Job:list.html.twig'</text:span><text:span text:style-name="T1"> </text:span><text:span text:style-name="T3">with</text:span><text:span text:style-name="T1"> </text:span><text:span text:style-name="T17">{</text:span><text:span text:style-name="T8">'jobs'</text:span><text:span text:style-name="T12">:</text:span><text:span text:style-name="T1"> </text:span><text:span text:style-name="T3">category</text:span><text:span text:style-name="T12">.</text:span><text:span text:style-name="T3">activejobs</text:span><text:span text:style-name="T17">}</text:span><text:span text:style-name="T1"> </text:span><text:span text:style-name="T10">%}</text:span></text:p>
      <text:p text:style-name="P10"><text:s text:c="2"/></text:p>
      <text:p text:style-name="P6"><text:s text:c="2"/>{%<text:span text:style-name="T9"> if </text:span>last_page<text:span text:style-name="T9"> </text:span>&gt;<text:span text:style-name="T9"> </text:span>1<text:span text:style-name="T9"> </text:span>%}</text:p>
      <text:p text:style-name="P6"><text:s text:c="4"/>&lt;div class=<text:span text:style-name="T21">"pagination"</text:span>&gt;</text:p>
      <text:p text:style-name="P6"><text:s text:c="6"/>&lt;a href="{{<text:span text:style-name="T9"> </text:span>path('ens_jobeet_category',<text:span text:style-name="T9"> </text:span>{<text:span text:style-name="T9"> </text:span>'slug':<text:span text:style-name="T9"> </text:span>category.slug,<text:span text:style-name="T9"> </text:span>'page':<text:span text:style-name="T9"> </text:span>1<text:span text:style-name="T9"> </text:span>})<text:span text:style-name="T9"> </text:span>}}"&gt;</text:p>
      <text:p text:style-name="P6"><text:s text:c="8"/>&lt;img src="{{<text:span text:style-name="T9"> </text:span>asset('bundles/ensjobeet/images/first.png')<text:span text:style-name="T9"> </text:span>}}" alt=<text:span text:style-name="T21">"First page"</text:span> title=<text:span text:style-name="T21">"First page"</text:span> /&gt;</text:p>
      <text:p text:style-name="P6"><text:s text:c="6"/>&lt;/a&gt;</text:p>
      <text:p text:style-name="P6"><text:s/></text:p>
      <text:p text:style-name="P6"><text:s text:c="6"/>&lt;a href="{{<text:span text:style-name="T9"> </text:span>path('ens_jobeet_category',<text:span text:style-name="T9"> </text:span>{<text:span text:style-name="T9"> </text:span>'slug':<text:span text:style-name="T9"> </text:span>category.slug,<text:span text:style-name="T9"> </text:span>'page':<text:span text:style-name="T9"> </text:span>previous_page<text:span text:style-name="T9"> </text:span>})<text:span text:style-name="T9"> </text:span>}}"&gt;</text:p>
      <text:p text:style-name="P6"><text:s text:c="8"/>&lt;img src="{{<text:span text:style-name="T9"> </text:span>asset('bundles/ensjobeet/images/previous.png')<text:span text:style-name="T9"> </text:span>}}" alt=<text:span text:style-name="T21">"Previous page"</text:span> title=<text:span text:style-name="T21">"Previous page"</text:span> /&gt;</text:p>
      <text:p text:style-name="P6"><text:s text:c="6"/>&lt;/a&gt;</text:p>
      <text:p text:style-name="P6"><text:s/></text:p>
      <text:p text:style-name="P6"><text:s text:c="6"/>{%<text:span text:style-name="T9"> for </text:span>page<text:span text:style-name="T9"> in </text:span>1..last_page<text:span text:style-name="T9"> </text:span>%}</text:p>
      <text:p text:style-name="P6"><text:s text:c="8"/>{%<text:span text:style-name="T9"> if </text:span>page<text:span text:style-name="T9"> </text:span>==<text:span text:style-name="T9"> </text:span>current_page<text:span text:style-name="T9"> </text:span>%}</text:p>
      <text:p text:style-name="P6"><text:s text:c="10"/>{{<text:span text:style-name="T9"> </text:span>page<text:span text:style-name="T9"> </text:span>}}</text:p>
      <text:p text:style-name="P6"><text:s text:c="8"/>{%<text:span text:style-name="T9"> else </text:span>%}</text:p>
      <text:p text:style-name="P6"><text:s text:c="10"/>&lt;a href="{{<text:span text:style-name="T9"> </text:span>path('ens_jobeet_category',<text:span text:style-name="T9"> </text:span>{<text:span text:style-name="T9"> </text:span>'slug':<text:span text:style-name="T9"> </text:span>category.slug,<text:span text:style-name="T9"> </text:span>'page':<text:span text:style-name="T9"> </text:span>page<text:span text:style-name="T9"> </text:span>})<text:span text:style-name="T9"> </text:span>}}"&gt;{{<text:span text:style-name="T9"> </text:span>page<text:span text:style-name="T9"> </text:span>}}&lt;/a&gt;</text:p>
      <text:p text:style-name="P6"><text:s text:c="8"/>{%<text:span text:style-name="T9"> endif </text:span>%}</text:p>
      <text:p text:style-name="P6"><text:s text:c="6"/>{%<text:span text:style-name="T9"> endfor </text:span>%}</text:p>
      <text:p text:style-name="P6"><text:s/></text:p>
      <text:p text:style-name="P6"><text:s text:c="6"/>&lt;a href="{{<text:span text:style-name="T9"> </text:span>path('ens_jobeet_category',<text:span text:style-name="T9"> </text:span>{<text:span text:style-name="T9"> </text:span>'slug':<text:span text:style-name="T9"> </text:span>category.slug,<text:span text:style-name="T9"> </text:span>'page':<text:span text:style-name="T9"> </text:span>next_page<text:span text:style-name="T9"> </text:span>})<text:span text:style-name="T9"> </text:span>}}"&gt;</text:p>
      <text:p text:style-name="P6"><text:s text:c="8"/>&lt;img src="{{<text:span text:style-name="T9"> </text:span>asset('bundles/ensjobeet/images/next.png')<text:span text:style-name="T9"> </text:span>}}" alt=<text:span text:style-name="T21">"Next page"</text:span> title=<text:span text:style-name="T21">"Next page"</text:span> /&gt;</text:p>
      <text:p text:style-name="P6"><text:s text:c="6"/>&lt;/a&gt;</text:p>
      <text:p text:style-name="P6"><text:s/></text:p>
      <text:p text:style-name="P6"><text:s text:c="6"/>&lt;a href="{{<text:span text:style-name="T9"> </text:span>path('ens_jobeet_category',<text:span text:style-name="T9"> </text:span>{<text:span text:style-name="T9"> </text:span>'slug':<text:span text:style-name="T9"> </text:span>category.slug,<text:span text:style-name="T9"> </text:span>'page':<text:span text:style-name="T9"> </text:span>last_page<text:span text:style-name="T9"> </text:span>})<text:span text:style-name="T9"> </text:span>}}"&gt;</text:p>
      <text:p text:style-name="P6"><text:s text:c="8"/>&lt;img src="{{<text:span text:style-name="T9"> </text:span>asset('bundles/ensjobeet/images/last.png')<text:span text:style-name="T9"> </text:span>}}" alt=<text:span text:style-name="T21">"Last page"</text:span> title=<text:span text:style-name="T21">"Last page"</text:span> /&gt;</text:p>
      <text:p text:style-name="P6"><text:s text:c="6"/>&lt;/a&gt;</text:p>
      <text:p text:style-name="P6"><text:s text:c="4"/>&lt;/div&gt;</text:p>
      <text:p text:style-name="P6"><text:s text:c="2"/>{%<text:span text:style-name="T9"> endif </text:span>%}</text:p>
      <text:p text:style-name="P6"><text:s/></text:p>
      <text:p text:style-name="P6"><text:s text:c="2"/>&lt;div class=<text:span text:style-name="T21">"pagination_desc"</text:span>&gt;</text:p>
      <text:p text:style-name="P6"><text:s text:c="4"/>&lt;strong&gt;{{<text:span text:style-name="T9"> </text:span>total_jobs<text:span text:style-name="T9"> </text:span>}}&lt;/strong&gt; jobs in this category</text:p>
      <text:p text:style-name="P6"><text:s/></text:p>
      <text:p text:style-name="P6"><text:s text:c="4"/>{%<text:span text:style-name="T9"> if </text:span>last_page<text:span text:style-name="T9"> </text:span>&gt;<text:span text:style-name="T9"> </text:span>1<text:span text:style-name="T9"> </text:span>%}</text:p>
      <text:p text:style-name="P6"><text:s text:c="6"/>- page &lt;strong&gt;{{<text:span text:style-name="T9"> </text:span>current_page<text:span text:style-name="T9"> </text:span>}}/{{<text:span text:style-name="T9"> </text:span>last_page<text:span text:style-name="T9"> </text:span>}}&lt;/strong&gt;</text:p>
      <text:p text:style-name="P6"><text:s text:c="4"/>{%<text:span text:style-name="T9"> endif </text:span>%}</text:p>
      <text:p text:style-name="P6"><text:s text:c="2"/>&lt;/div&gt;</text:p>
      <text:p text:style-name="P10"><text:s text:c="2"/></text:p>
      <text:p text:style-name="P4"><text:span text:style-name="T10">{%</text:span><text:span text:style-name="T1"> endblock </text:span><text:span text:style-name="T10">%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51M48S</meta:editing-duration>
    <meta:editing-cycles>67</meta:editing-cycles>
    <meta:generator>OpenOffice.org/3.3$Win32 OpenOffice.org_project/330m20$Build-9567</meta:generator>
    <dc:date>2014-04-29T16:12:27.44</dc:date>
    <dc:creator>szymon idczak</dc:creator>
    <meta:document-statistic meta:table-count="0" meta:image-count="0" meta:object-count="0" meta:page-count="11" meta:paragraph-count="519" meta:word-count="1416" meta:character-count="15493"/>
    <meta:user-defined meta:name="Info 1"/>
    <meta:user-defined meta:name="Info 2"/>
    <meta:user-defined meta:name="Info 3"/>
    <meta:user-defined meta:name="Info 4"/>
  </office:meta>
</office:document-meta>
</file>